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3" svg:font-family="'Bitstream Vera Sans'" style:font-family-generic="roman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adornments="Oblique" style:font-pitch="variable" style:font-charset="x-symbol"/>
    <style:font-face style:name="OpenSymbol1" svg:font-family="OpenSymbol" style:font-pitch="variable" style:font-charset="x-symbol"/>
    <style:font-face style:name="OpenSymbol2" svg:font-family="OpenSymbol" style:font-adornments="Roman" style:font-family-generic="swiss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au1" style:family="table">
      <style:table-properties style:width="9.151cm" table:align="margins" fo:background-color="transparent">
        <style:background-image/>
      </style:table-properties>
    </style:style>
    <style:style style:name="Tableau1.A" style:family="table-column">
      <style:table-column-properties style:column-width="5.988cm" style:rel-column-width="42885*"/>
    </style:style>
    <style:style style:name="Tableau1.B" style:family="table-column">
      <style:table-column-properties style:column-width="3.163cm" style:rel-column-width="22650*"/>
    </style:style>
    <style:style style:name="Tableau1.1" style:family="table-row">
      <style:table-row-properties style:min-row-height="9.102cm" fo:background-color="transparent">
        <style:background-image/>
      </style:table-row-properties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1pt solid #b2b2b2" fo:border-right="none" fo:border-top="none" fo:border-bottom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text-properties fo:font-size="3pt" style:font-size-asian="4pt" style:font-size-complex="4pt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_5f_En-tête">
      <style:text-properties officeooo:paragraph-rsid="002e6cc3"/>
    </style:style>
    <style:style style:name="P23" style:family="paragraph" style:parent-style-name="_5f_Paragraphe_20_livret">
      <style:paragraph-properties fo:text-align="center" style:justify-single-word="false"/>
      <style:text-properties officeooo:paragraph-rsid="00c5a85c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ooter">
      <style:text-properties officeooo:paragraph-rsid="00356124"/>
    </style:style>
    <style:style style:name="P27" style:family="paragraph" style:parent-style-name="Header">
      <style:text-properties fo:font-size="14pt" style:font-size-asian="14pt" style:font-size-complex="14pt"/>
    </style:style>
    <style:style style:name="P28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9" style:family="paragraph" style:parent-style-name="_5f_Paragraphe_20_livret_20_">
      <style:paragraph-properties fo:margin-left="0cm" fo:margin-right="0cm" fo:margin-top="0cm" fo:margin-bottom="0cm" style:contextual-spacing="false" fo:text-indent="0cm" style:auto-text-indent="false"/>
      <style:text-properties officeooo:paragraph-rsid="00304fa9"/>
    </style:style>
    <style:style style:name="P30" style:family="paragraph" style:parent-style-name="_5f_Paragraphe_20_livret_20_">
      <style:paragraph-properties fo:margin-left="0cm" fo:margin-right="0cm" fo:margin-top="0cm" fo:margin-bottom="0cm" style:contextual-spacing="false" fo:text-indent="0cm" style:auto-text-indent="false"/>
      <style:text-properties officeooo:rsid="00c2c5bd" officeooo:paragraph-rsid="00c2c5bd"/>
    </style:style>
    <style:style style:name="P31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size-asian="10pt"/>
    </style:style>
    <style:style style:name="P32" style:family="paragraph" style:parent-style-name="_5f_Paragraphe_20_livret">
      <style:paragraph-properties fo:margin-top="0cm" fo:margin-bottom="0cm" style:contextual-spacing="false"/>
    </style:style>
    <style:style style:name="P33" style:family="paragraph" style:parent-style-name="FILET_5f_POINTILLES">
      <style:paragraph-properties style:line-height-at-least="0.801cm"/>
      <style:text-properties officeooo:paragraph-rsid="0074e3f0"/>
    </style:style>
    <style:style style:name="P34" style:family="paragraph" style:parent-style-name="FILET_5f_POINTILLES">
      <style:text-properties officeooo:paragraph-rsid="00b6b03f"/>
    </style:style>
    <style:style style:name="P35" style:family="paragraph" style:parent-style-name="FILET_5f_POINTILLES">
      <style:paragraph-properties style:line-height-at-least="0.801cm" fo:text-align="justify" style:justify-single-word="false"/>
      <style:text-properties fo:color="#b3b3b3" loext:opacity="100%" officeooo:paragraph-rsid="00a5e4b9" style:font-size-asian="10pt"/>
    </style:style>
    <style:style style:name="P36" style:family="paragraph" style:parent-style-name="FILET_5f_POINTILLES">
      <style:paragraph-properties style:line-height-at-least="0.801cm" fo:text-align="justify" style:justify-single-word="false"/>
      <style:text-properties fo:color="#b3b3b3" loext:opacity="100%" officeooo:paragraph-rsid="00b53775" style:font-size-asian="10pt"/>
    </style:style>
    <style:style style:name="P37" style:family="paragraph" style:parent-style-name="FILET_5f_POINTILLES">
      <style:text-properties officeooo:paragraph-rsid="00bdc917"/>
    </style:style>
    <style:style style:name="P38" style:family="paragraph" style:parent-style-name="_5f_Paragraphe_20_livret_20_">
      <style:text-properties officeooo:paragraph-rsid="00938187"/>
    </style:style>
    <style:style style:name="P39" style:family="paragraph" style:parent-style-name="_5f_Paragraphe_20_livret">
      <style:paragraph-properties fo:margin-top="0cm" fo:margin-bottom="0.199cm" style:contextual-spacing="false"/>
    </style:style>
    <style:style style:name="P40" style:family="paragraph" style:parent-style-name="_5f_Paragraphe_20_livret">
      <style:paragraph-properties fo:margin-top="0.101cm" fo:margin-bottom="0.7cm" style:contextual-spacing="false"/>
    </style:style>
    <style:style style:name="P41" style:family="paragraph" style:parent-style-name="_5f_Paragraphe_20_livret_20_">
      <style:paragraph-properties fo:margin-top="0.101cm" fo:margin-bottom="0cm" style:contextual-spacing="false"/>
    </style:style>
    <style:style style:name="P42" style:family="paragraph" style:parent-style-name="Exo_5f_Num" style:list-style-name="Num_5f_Exo">
      <style:paragraph-properties fo:margin-top="0.559cm" fo:margin-bottom="0.101cm" style:contextual-spacing="false"/>
    </style:style>
    <style:style style:name="P43" style:family="paragraph" style:parent-style-name="Exo_5f_Num" style:list-style-name="">
      <style:paragraph-properties fo:margin-top="0cm" fo:margin-bottom="0cm" style:contextual-spacing="false"/>
    </style:style>
    <style:style style:name="P44" style:family="paragraph" style:parent-style-name="FILET_5f_POINTILLES" style:list-style-name="liste_5f_abc"/>
    <style:style style:name="P45" style:family="paragraph" style:parent-style-name="FILET_5f_POINTILLES" style:list-style-name="liste_5f_abc">
      <style:text-properties officeooo:paragraph-rsid="00bdc917"/>
    </style:style>
    <style:style style:name="P46" style:family="paragraph" style:parent-style-name="Standard" style:list-style-name="Num_5f_Exo">
      <style:paragraph-properties fo:margin-top="0.347cm" fo:margin-bottom="0cm" style:contextual-spacing="false"/>
    </style:style>
    <style:style style:name="P47" style:family="paragraph" style:parent-style-name="_5f_Paragraphe_20_livret" style:list-style-name="liste_5f_abc">
      <style:paragraph-properties fo:margin-top="0.3cm" fo:margin-bottom="0cm" style:contextual-spacing="false"/>
      <style:text-properties officeooo:paragraph-rsid="0079f58a"/>
    </style:style>
    <style:style style:name="P48" style:family="paragraph" style:parent-style-name="_5f_Paragraphe_20_livret" style:list-style-name="liste_5f_abc">
      <style:paragraph-properties fo:margin-top="0.43cm" fo:margin-bottom="0.101cm" style:contextual-spacing="false"/>
    </style:style>
    <style:style style:name="P49" style:family="paragraph" style:parent-style-name="_5f_Paragraphe_20_livret" style:list-style-name="liste_5f_abc">
      <style:paragraph-properties fo:margin-top="0.289cm" fo:margin-bottom="0cm" style:contextual-spacing="false"/>
    </style:style>
    <style:style style:name="P50" style:family="paragraph" style:parent-style-name="_5f_Paragraphe_20_livret_20_" style:list-style-name="_5f_Numérotation_20_des_20_exercices_20_livrets">
      <style:paragraph-properties fo:margin-left="0cm" fo:margin-right="0cm" fo:margin-top="0cm" fo:margin-bottom="0.101cm" style:contextual-spacing="false" fo:text-indent="0cm" style:auto-text-indent="false"/>
      <style:text-properties officeooo:paragraph-rsid="00304fa9"/>
    </style:style>
    <style:style style:name="P51" style:family="paragraph" style:parent-style-name="_5f_Paragraphe_20_livret_20_" style:list-style-name="liste_5f_abc">
      <style:paragraph-properties fo:margin-top="0.101cm" fo:margin-bottom="0.101cm" style:contextual-spacing="false"/>
    </style:style>
    <style:style style:name="P52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b6b03f"/>
    </style:style>
    <style:style style:name="P53" style:family="paragraph" style:parent-style-name="_5f_Paragraphe_20_livret_20_" style:list-style-name="liste_5f_abc">
      <style:paragraph-properties fo:margin-top="0.199cm" fo:margin-bottom="0cm" style:contextual-spacing="false"/>
    </style:style>
    <style:style style:name="P54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55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d1cdee"/>
    </style:style>
    <style:style style:name="P56" style:family="paragraph" style:parent-style-name="_5f_Paragraphe_20_livret_20_" style:list-style-name="liste_5f_abc">
      <style:paragraph-properties fo:margin-top="0.3cm" fo:margin-bottom="0.101cm" style:contextual-spacing="false"/>
    </style:style>
    <style:style style:name="P57" style:family="paragraph" style:parent-style-name="_5f_Paragraphe_20_livret_20_" style:list-style-name="liste_5f_abc">
      <style:paragraph-properties fo:margin-top="0.3cm" fo:margin-bottom="0.101cm" style:contextual-spacing="false" fo:text-align="start" style:justify-single-word="false"/>
    </style:style>
    <style:style style:name="P58" style:family="paragraph" style:parent-style-name="_5f_Pied_20_de_20_page" style:list-style-name="">
      <style:paragraph-properties fo:text-align="end" style:justify-single-word="false"/>
    </style:style>
    <style:style style:name="P59" style:family="paragraph" style:parent-style-name="_5f_Pied_20_de_20_page">
      <style:paragraph-properties fo:text-align="end" style:justify-single-word="false"/>
    </style:style>
    <style:style style:name="P60" style:family="paragraph" style:parent-style-name="_5f_Pied_20_de_20_page" style:list-style-name=""/>
    <style:style style:name="P6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2" style:family="paragraph" style:parent-style-name="_5f_Titre_20_d_27_exercices_20_livret_20_sans_20_titre" style:list-style-name="">
      <style:paragraph-properties fo:margin-top="0cm" fo:margin-bottom="0.199cm" style:contextual-spacing="false" style:shadow="none"/>
      <style:text-properties fo:letter-spacing="-0.004cm" officeooo:rsid="0039c46c" officeooo:paragraph-rsid="0039c46c"/>
    </style:style>
    <style:style style:name="P6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21" fo:break-before="auto" fo:break-after="auto" style:shadow="none"/>
      <style:text-properties style:font-name="Bitstream Vera Sans1" fo:font-size="10pt" fo:font-style="normal" fo:font-weight="bold" officeooo:paragraph-rsid="001fa8ee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_5f_Titre_20_d_27_exercices_20_livret_20_sans_20_titre" style:list-style-name="Num_5f_Exo">
      <style:paragraph-properties fo:margin-top="0.499cm" fo:margin-bottom="0.101cm" style:contextual-spacing="false"/>
      <style:text-properties officeooo:paragraph-rsid="009ab4b4"/>
    </style:style>
    <style:style style:name="P65" style:family="paragraph" style:parent-style-name="_5f_Titre_20_d_27_exercices_20_livret_20_sans_20_titre" style:list-style-name="Num_5f_Exo">
      <style:paragraph-properties fo:margin-top="0.097cm" fo:margin-bottom="0cm" style:contextual-spacing="false"/>
      <style:text-properties officeooo:paragraph-rsid="00a42006"/>
    </style:style>
    <style:style style:name="P66" style:family="paragraph" style:parent-style-name="_5f_Titre_20_d_27_exercices_20_livret_20_sans_20_titre" style:list-style-name="Num_5f_Exo">
      <style:paragraph-properties fo:margin-top="0.499cm" fo:margin-bottom="0cm" style:contextual-spacing="false"/>
      <style:text-properties officeooo:paragraph-rsid="00a7d1c0"/>
    </style:style>
    <style:style style:name="P67" style:family="paragraph" style:parent-style-name="_5f_Titre_20_d_27_exercices_20_livret_20_sans_20_titre" style:list-style-name="Num_5f_Exo">
      <style:text-properties officeooo:paragraph-rsid="00aab3b2"/>
    </style:style>
    <style:style style:name="P6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indent="0cm" style:writing-mode="lr-tb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80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81" style:family="paragraph">
      <loext:graphic-properties draw:fill="solid" draw:fill-color="#ff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ff3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ff00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ff66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ff6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66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cc6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indent="0cm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text-align="center"/>
    </style:style>
    <style:style style:name="P10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02" style:family="paragraph">
      <loext:graphic-properties draw:fill="solid" draw:fill-color="#1ca2b8"/>
    </style:style>
    <style:style style:name="P10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etter-spacing="normal" fo:font-weight="normal" officeooo:rsid="00938187" style:font-name-asian="OpenSymbol1" style:font-size-asian="12pt" style:font-name-complex="OpenSymbol1" style:font-size-complex="12pt"/>
    </style:style>
    <style:style style:name="T6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2e6cc3" style:font-size-asian="16pt" style:language-asian="zxx" style:country-asian="none" style:font-style-asian="normal" style:font-size-complex="16pt" style:font-style-complex="normal"/>
    </style:style>
    <style:style style:name="T7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bb26f2" style:font-size-asian="16pt" style:language-asian="zxx" style:country-asian="none" style:font-style-asian="normal" style:font-size-complex="16pt" style:font-style-complex="normal"/>
    </style:style>
    <style:style style:name="T8" style:family="text">
      <style:text-properties fo:language="zxx" fo:country="none" officeooo:rsid="002e6cc3" style:language-asian="zxx" style:country-asian="none"/>
    </style:style>
    <style:style style:name="T9" style:family="text">
      <style:text-properties fo:language="zxx" fo:country="none" officeooo:rsid="003cdcaa" style:language-asian="zxx" style:country-asian="none"/>
    </style:style>
    <style:style style:name="T10" style:family="text">
      <style:text-properties fo:language="zxx" fo:country="none" officeooo:rsid="00bb26f2" style:language-asian="zxx" style:country-asian="none"/>
    </style:style>
    <style:style style:name="T11" style:family="text">
      <style:text-properties officeooo:rsid="003db5af"/>
    </style:style>
    <style:style style:name="T12" style:family="text">
      <style:text-properties officeooo:rsid="002da2af"/>
    </style:style>
    <style:style style:name="T13" style:family="text">
      <style:text-properties fo:letter-spacing="normal" fo:font-weight="normal" officeooo:rsid="003ee8f7" style:font-name-asian="OpenSymbol1" style:font-name-complex="OpenSymbol1"/>
    </style:style>
    <style:style style:name="T14" style:family="text">
      <style:text-properties fo:letter-spacing="normal" fo:font-weight="normal" officeooo:rsid="0041fee4" style:font-name-asian="OpenSymbol1" style:font-name-complex="OpenSymbol1"/>
    </style:style>
    <style:style style:name="T15" style:family="text">
      <style:text-properties fo:letter-spacing="normal" fo:font-weight="normal" officeooo:rsid="00938187" style:font-name-asian="OpenSymbol1" style:font-name-complex="OpenSymbol1"/>
    </style:style>
    <style:style style:name="T16" style:family="text">
      <style:text-properties fo:letter-spacing="normal" fo:font-weight="normal" officeooo:rsid="00940237" style:font-name-asian="OpenSymbol1" style:font-name-complex="OpenSymbol1"/>
    </style:style>
    <style:style style:name="T17" style:family="text">
      <style:text-properties style:font-size-complex="10pt"/>
    </style:style>
    <style:style style:name="T18" style:family="text">
      <style:text-properties style:text-position="0% 100%" style:font-name-asian="OpenSymbol1" style:font-style-asian="normal" style:font-name-complex="OpenSymbol1" style:font-style-complex="normal"/>
    </style:style>
    <style:style style:name="T19" style:family="text">
      <style:text-properties style:text-position="0% 100%" officeooo:rsid="004e23d4" style:font-name-asian="OpenSymbol1" style:font-style-asian="normal" style:font-name-complex="OpenSymbol1" style:font-style-complex="normal"/>
    </style:style>
    <style:style style:name="T20" style:family="text">
      <style:text-properties style:text-position="0% 100%" officeooo:rsid="00675db1" style:font-name-asian="OpenSymbol1" style:font-style-asian="normal" style:font-name-complex="OpenSymbol1" style:font-style-complex="normal"/>
    </style:style>
    <style:style style:name="T21" style:family="text">
      <style:text-properties style:text-position="0% 100%" officeooo:rsid="00b0eae3" style:font-name-asian="OpenSymbol1" style:font-style-asian="normal" style:font-name-complex="OpenSymbol1" style:font-style-complex="normal"/>
    </style:style>
    <style:style style:name="T22" style:family="text">
      <style:text-properties style:text-position="0% 100%" officeooo:rsid="00b18e00" style:font-name-asian="OpenSymbol1" style:font-style-asian="normal" style:font-name-complex="OpenSymbol1" style:font-style-complex="normal"/>
    </style:style>
    <style:style style:name="T23" style:family="text">
      <style:text-properties style:text-position="0% 100%" style:font-name-asian="OpenSymbol1" style:font-name-complex="OpenSymbol1"/>
    </style:style>
    <style:style style:name="T24" style:family="text">
      <style:text-properties style:text-position="0% 100%" officeooo:rsid="004e23d4" style:font-name-asian="OpenSymbol1" style:font-name-complex="OpenSymbol1"/>
    </style:style>
    <style:style style:name="T25" style:family="text">
      <style:text-properties style:text-position="0% 100%" officeooo:rsid="00575c81" style:font-name-asian="OpenSymbol1" style:font-name-complex="OpenSymbol1"/>
    </style:style>
    <style:style style:name="T26" style:family="text">
      <style:text-properties style:text-position="0% 100%" officeooo:rsid="005a7ffc" style:font-name-asian="OpenSymbol1" style:font-name-complex="OpenSymbol1"/>
    </style:style>
    <style:style style:name="T27" style:family="text">
      <style:text-properties style:text-position="0% 100%" officeooo:rsid="007fa51c" style:font-name-asian="OpenSymbol1" style:font-name-complex="OpenSymbol1"/>
    </style:style>
    <style:style style:name="T28" style:family="text">
      <style:text-properties style:text-position="0% 100%" officeooo:rsid="008082eb" style:font-name-asian="OpenSymbol1" style:font-name-complex="OpenSymbol1"/>
    </style:style>
    <style:style style:name="T29" style:family="text">
      <style:text-properties style:text-position="0% 100%" officeooo:rsid="00827e1b" style:font-name-asian="OpenSymbol1" style:font-name-complex="OpenSymbol1"/>
    </style:style>
    <style:style style:name="T30" style:family="text">
      <style:text-properties style:text-position="0% 100%" officeooo:rsid="00828ffa" style:font-name-asian="OpenSymbol1" style:font-name-complex="OpenSymbol1"/>
    </style:style>
    <style:style style:name="T31" style:family="text">
      <style:text-properties style:text-position="0% 100%" officeooo:rsid="008315a7" style:font-name-asian="OpenSymbol1" style:font-name-complex="OpenSymbol1"/>
    </style:style>
    <style:style style:name="T32" style:family="text">
      <style:text-properties style:text-position="0% 100%" officeooo:rsid="00a7d1c0" style:font-name-asian="OpenSymbol1" style:font-name-complex="OpenSymbol1"/>
    </style:style>
    <style:style style:name="T33" style:family="text">
      <style:text-properties style:text-position="0% 100%" officeooo:rsid="00a885c2" style:font-name-asian="OpenSymbol1" style:font-name-complex="OpenSymbol1"/>
    </style:style>
    <style:style style:name="T34" style:family="text">
      <style:text-properties style:text-position="0% 100%" officeooo:rsid="00a8d906" style:font-name-asian="OpenSymbol1" style:font-name-complex="OpenSymbol1"/>
    </style:style>
    <style:style style:name="T35" style:family="text">
      <style:text-properties style:text-position="0% 100%" officeooo:rsid="00aa566e" style:font-name-asian="OpenSymbol1" style:font-name-complex="OpenSymbol1"/>
    </style:style>
    <style:style style:name="T36" style:family="text">
      <style:text-properties style:text-position="0% 100%" officeooo:rsid="00aab3b2" style:font-name-asian="OpenSymbol1" style:font-name-complex="OpenSymbol1"/>
    </style:style>
    <style:style style:name="T37" style:family="text">
      <style:text-properties style:text-position="0% 100%" officeooo:rsid="00ac8662" style:font-name-asian="OpenSymbol1" style:font-name-complex="OpenSymbol1"/>
    </style:style>
    <style:style style:name="T38" style:family="text">
      <style:text-properties style:text-position="0% 100%" officeooo:rsid="00b6b03f" style:font-name-asian="OpenSymbol1" style:font-name-complex="OpenSymbol1"/>
    </style:style>
    <style:style style:name="T39" style:family="text">
      <style:text-properties style:text-position="0% 100%" fo:letter-spacing="-0.007cm" officeooo:rsid="006ad85e" style:font-name-asian="OpenSymbol1" style:font-name-complex="OpenSymbol1"/>
    </style:style>
    <style:style style:name="T40" style:family="text">
      <style:text-properties style:text-position="0% 100%" fo:letter-spacing="-0.007cm" officeooo:rsid="0075e6e2" style:font-name-asian="OpenSymbol1" style:font-name-complex="OpenSymbol1"/>
    </style:style>
    <style:style style:name="T41" style:family="text">
      <style:text-properties officeooo:rsid="003ee8f7"/>
    </style:style>
    <style:style style:name="T42" style:family="text">
      <style:text-properties officeooo:rsid="00480c4e"/>
    </style:style>
    <style:style style:name="T43" style:family="text">
      <style:text-properties officeooo:rsid="0079f58a"/>
    </style:style>
    <style:style style:name="T44" style:family="text">
      <style:text-properties style:text-outline="false" fo:letter-spacing="normal" style:letter-kerning="false"/>
    </style:style>
    <style:style style:name="T45" style:family="text">
      <style:text-properties fo:color="#000000" loext:opacity="100%" style:text-position="0% 100%" style:font-name="OpenSymbol2" fo:font-size="10pt" fo:font-style="normal" officeooo:rsid="008082eb" style:font-name-asian="OpenSymbol1" style:font-size-asian="10pt" style:font-style-asian="normal" style:font-name-complex="OpenSymbol1" style:font-size-complex="10pt" style:font-style-complex="normal"/>
    </style:style>
    <style:style style:name="T46" style:family="text">
      <style:text-properties fo:color="#000000" loext:opacity="100%" style:text-position="0% 100%" style:font-name="Bitstream Vera Sans1" fo:font-size="10pt" fo:font-style="normal" fo:font-weight="normal" officeooo:rsid="00aab3b2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47" style:family="text">
      <style:text-properties fo:color="#000000" loext:opacity="100%" style:font-name="Bitstream Vera Sans1" fo:font-size="10pt" fo:letter-spacing="normal" fo:font-style="normal" fo:font-weight="normal" officeooo:rsid="00940237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48" style:family="text">
      <style:text-properties fo:color="#000000" loext:opacity="100%" style:font-name="Bitstream Vera Sans1" fo:font-size="10pt" fo:letter-spacing="-0.007cm" fo:font-style="normal" fo:font-weight="normal" officeooo:rsid="00c04406" fo:background-color="transparent" loext:char-shading-value="0" style:font-size-asian="12pt" style:font-style-asian="italic" style:font-size-complex="12pt" style:font-style-complex="italic"/>
    </style:style>
    <style:style style:name="T49" style:family="text">
      <style:text-properties fo:color="#000000" loext:opacity="100%" style:font-name="Bitstream Vera Sans1" fo:font-size="10pt" fo:letter-spacing="-0.007cm" fo:font-style="normal" fo:font-weight="normal" officeooo:rsid="00790d18" fo:background-color="transparent" loext:char-shading-value="0" style:font-size-asian="12pt" style:font-style-asian="italic" style:font-size-complex="12pt" style:font-style-complex="italic"/>
    </style:style>
    <style:style style:name="T50" style:family="text">
      <style:text-properties fo:color="#000000" loext:opacity="100%" style:font-name="Bitstream Vera Sans1" fo:font-size="10pt" fo:font-style="normal" fo:font-weight="normal" officeooo:rsid="00c04406" fo:background-color="transparent" loext:char-shading-value="0" style:font-size-asian="12pt" style:font-style-asian="italic" style:font-size-complex="12pt" style:font-style-complex="italic"/>
    </style:style>
    <style:style style:name="T51" style:family="text">
      <style:text-properties officeooo:rsid="00957dd9"/>
    </style:style>
    <style:style style:name="T52" style:family="text">
      <style:text-properties officeooo:rsid="00b6b03f"/>
    </style:style>
    <style:style style:name="T53" style:family="text">
      <style:text-properties fo:letter-spacing="-0.007cm"/>
    </style:style>
    <style:style style:name="T54" style:family="text">
      <style:text-properties fo:letter-spacing="-0.007cm" officeooo:rsid="006ad85e"/>
    </style:style>
    <style:style style:name="T55" style:family="text">
      <style:text-properties fo:letter-spacing="-0.007cm" officeooo:rsid="007e5d48"/>
    </style:style>
    <style:style style:name="T56" style:family="text">
      <style:text-properties fo:letter-spacing="-0.007cm" officeooo:rsid="00790d18"/>
    </style:style>
    <style:style style:name="T57" style:family="text">
      <style:text-properties officeooo:rsid="00bdc917"/>
    </style:style>
    <style:style style:name="T58" style:family="text">
      <style:text-properties officeooo:rsid="00c04406"/>
    </style:style>
    <style:style style:name="T59" style:family="text">
      <style:text-properties fo:color="#c9211e" loext:opacity="100%" style:text-position="0% 100%" style:font-name="Bitstream Vera Sans1" fo:font-size="10pt" fo:font-style="normal" fo:font-weight="bold" officeooo:rsid="00d1cdee" fo:background-color="transparent" loext:char-shading-value="0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60" style:family="text">
      <style:text-properties fo:color="#c9211e" loext:opacity="100%" officeooo:rsid="00d2859f"/>
    </style:style>
    <style:style style:name="T61" style:family="text">
      <style:text-properties fo:color="#c9211e" loext:opacity="100%" fo:font-weight="bold" officeooo:rsid="00d2859f" style:font-weight-asian="bold" style:font-weight-complex="bold"/>
    </style:style>
    <style:style style:name="T62" style:family="text">
      <style:text-properties officeooo:rsid="00d2859f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110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110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111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111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111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111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112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112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000000" draw:marker-start="" draw:marker-start-width="0.229cm" draw:marker-start-center="false" draw:marker-end="Arrow_20_concave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Arrow_20_concave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26" style:family="graphic">
      <style:graphic-properties draw:stroke="solid" svg:stroke-width="0.028cm" svg:stroke-color="#ff9999" draw:marker-start-width="0.242cm" draw:marker-start-center="false" draw:marker-end-width="0.242cm" draw:marker-end-center="false" draw:fill="solid" draw:fill-color="#ff9999" draw:textarea-horizontal-align="justify" draw:textarea-vertical-align="middle" draw:auto-grow-height="false" fo:min-height="0.55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28cm" svg:stroke-color="#ff0000" draw:marker-start-width="0.242cm" draw:marker-start-center="false" draw:marker-end-width="0.242cm" draw:marker-end-center="false" draw:fill="solid" draw:fill-color="#ff0000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28cm" svg:stroke-color="#ff0000" draw:marker-start-width="0.242cm" draw:marker-start-center="false" draw:marker-end-width="0.242cm" draw:marker-end-center="false" draw:fill="solid" draw:fill-color="#ff0000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28cm" svg:stroke-color="#ff6666" draw:marker-start-width="0.242cm" draw:marker-start-center="false" draw:marker-end-width="0.242cm" draw:marker-end-center="false" draw:fill="solid" draw:fill-color="#ff6666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28cm" svg:stroke-color="#ff9900" draw:marker-start-width="0.242cm" draw:marker-start-center="false" draw:marker-end-width="0.242cm" draw:marker-end-center="false" draw:fill="solid" draw:fill-color="#ff9900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28cm" svg:stroke-color="#ff3300" draw:marker-start-width="0.242cm" draw:marker-start-center="false" draw:marker-end-width="0.242cm" draw:marker-end-center="false" draw:fill="solid" draw:fill-color="#ff3300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28cm" svg:stroke-color="#ffcc00" draw:marker-start-width="0.242cm" draw:marker-start-center="false" draw:marker-end-width="0.242cm" draw:marker-end-center="false" draw:fill="solid" draw:fill-color="#ffcc00" draw:textarea-horizontal-align="justify" draw:textarea-vertical-align="middle" draw:auto-grow-height="false" fo:min-height="0.5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28cm" svg:stroke-color="#ff3399" draw:marker-start-width="0.242cm" draw:marker-start-center="false" draw:marker-end-width="0.242cm" draw:marker-end-center="false" draw:fill="solid" draw:fill-color="#ff3399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28cm" svg:stroke-color="#ff0066" draw:marker-start-width="0.242cm" draw:marker-start-center="false" draw:marker-end-width="0.242cm" draw:marker-end-center="false" draw:fill="solid" draw:fill-color="#ff0066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28cm" svg:stroke-color="#ff66cc" draw:marker-start-width="0.242cm" draw:marker-start-center="false" draw:marker-end-width="0.242cm" draw:marker-end-center="false" draw:fill="solid" draw:fill-color="#ff66cc" draw:textarea-horizontal-align="justify" draw:textarea-vertical-align="middle" draw:auto-grow-height="false" fo:min-height="0.5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28cm" svg:stroke-color="#ff3399" draw:marker-start-width="0.242cm" draw:marker-start-center="false" draw:marker-end-width="0.242cm" draw:marker-end-center="false" draw:fill="solid" draw:fill-color="#ff3399" draw:textarea-horizontal-align="justify" draw:textarea-vertical-align="middle" draw:auto-grow-height="false" fo:min-height="0.538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28cm" svg:stroke-color="#ff3399" draw:marker-start-width="0.242cm" draw:marker-start-center="false" draw:marker-end-width="0.242cm" draw:marker-end-center="false" draw:fill="solid" draw:fill-color="#ff3399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28cm" svg:stroke-color="#ff0066" draw:marker-start-width="0.242cm" draw:marker-start-center="false" draw:marker-end-width="0.242cm" draw:marker-end-center="false" draw:fill="solid" draw:fill-color="#ff0066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28cm" svg:stroke-color="#ff66cc" draw:marker-start-width="0.242cm" draw:marker-start-center="false" draw:marker-end-width="0.242cm" draw:marker-end-center="false" draw:fill="solid" draw:fill-color="#ff66cc" draw:textarea-horizontal-align="justify" draw:textarea-vertical-align="middle" draw:auto-grow-height="false" fo:min-height="0.549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28cm" svg:stroke-color="#ff66ff" draw:marker-start-width="0.242cm" draw:marker-start-center="false" draw:marker-end-width="0.242cm" draw:marker-end-center="false" draw:fill="solid" draw:fill-color="#ff66ff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28cm" svg:stroke-color="#ff00ff" draw:marker-start-width="0.242cm" draw:marker-start-center="false" draw:marker-end-width="0.242cm" draw:marker-end-center="false" draw:fill="solid" draw:fill-color="#ff00ff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28cm" svg:stroke-color="#ff99ff" draw:marker-start-width="0.242cm" draw:marker-start-center="false" draw:marker-end-width="0.242cm" draw:marker-end-center="false" draw:fill="solid" draw:fill-color="#ff99ff" draw:textarea-horizontal-align="justify" draw:textarea-vertical-align="middle" draw:auto-grow-height="false" fo:min-height="0.55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28cm" svg:stroke-color="#ff66ff" draw:marker-start-width="0.242cm" draw:marker-start-center="false" draw:marker-end-width="0.242cm" draw:marker-end-center="false" draw:fill="solid" draw:fill-color="#ff66ff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28cm" svg:stroke-color="#ff00ff" draw:marker-start-width="0.242cm" draw:marker-start-center="false" draw:marker-end-width="0.242cm" draw:marker-end-center="false" draw:fill="solid" draw:fill-color="#ff00ff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28cm" svg:stroke-color="#ff99ff" draw:marker-start-width="0.242cm" draw:marker-start-center="false" draw:marker-end-width="0.242cm" draw:marker-end-center="false" draw:fill="solid" draw:fill-color="#ff99ff" draw:textarea-horizontal-align="justify" draw:textarea-vertical-align="middle" draw:auto-grow-height="false" fo:min-height="0.5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28cm" svg:stroke-color="#9933ff" draw:marker-start-width="0.242cm" draw:marker-start-center="false" draw:marker-end-width="0.242cm" draw:marker-end-center="false" draw:fill="solid" draw:fill-color="#9933ff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28cm" svg:stroke-color="#6600ff" draw:marker-start-width="0.242cm" draw:marker-start-center="false" draw:marker-end-width="0.242cm" draw:marker-end-center="false" draw:fill="solid" draw:fill-color="#6600ff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28cm" svg:stroke-color="#cc66ff" draw:marker-start-width="0.242cm" draw:marker-start-center="false" draw:marker-end-width="0.242cm" draw:marker-end-center="false" draw:fill="solid" draw:fill-color="#cc66ff" draw:textarea-horizontal-align="justify" draw:textarea-vertical-align="middle" draw:auto-grow-height="false" fo:min-height="0.5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28cm" svg:stroke-color="#000000" draw:marker-start-width="0.242cm" draw:marker-start-center="false" draw:marker-end="Arrow_20_concave" draw:marker-end-width="0.1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5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5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5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solid" svg:stroke-width="0.018cm" svg:stroke-color="#000000" draw:marker-start-width="0.228cm" draw:marker-start-center="false" draw:marker-end-width="0.228cm" draw:marker-end-center="false" draw:fill="none" draw:fill-color="#729fcf" draw:textarea-horizontal-align="justify" draw:textarea-vertical-align="middle" fo:padding-top="0.136cm" fo:padding-bottom="0.136cm" fo:padding-left="0.258cm" fo:padding-right="0.258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<draw:g text:anchor-type="paragraph" draw:z-index="14" draw:name="Forme5" draw:style-name="gr18"><draw:custom-shape draw:style-name="gr25" draw:text-style-name="P80" svg:width="3.964cm" svg:height="0.641cm" draw:transform="skewX (0.00279252680319092) rotate (0.0872664625997165) translate (-0.370416666666667cm -0.0934861111111111cm)"><text:p text:style-name="P79"><text:span text:style-name="T6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2"><draw:text-box fo:min-height="3.93cm"><text:section text:style-name="Sect1" text:name="Section5"><text:p text:style-name="P20"/><text:h text:style-name="P62" text:outline-level="1"><text:span text:style-name="T41">Dans le repère ci-dessous quelles sont les coordonnées des points A, B, C, D, E, F, G et H</text:span>?</text:h><text:p text:style-name="P29"><draw:g text:anchor-type="paragraph" draw:z-index="15" draw:name="Forme1" draw:style-name="gr1"><draw:g draw:style-name="gr2"><draw:line draw:style-name="gr3" draw:text-style-name="P68" svg:x1="-0.004cm" svg:y1="0.581cm" svg:x2="8.492cm" svg:y2="0.581cm"><text:p/></draw:line><draw:line draw:style-name="gr4" draw:text-style-name="P68" svg:x1="-0.004cm" svg:y1="6.398cm" svg:x2="-0.004cm" svg:y2="0.14cm"><text:p/></draw:line><draw:line draw:style-name="gr5" draw:text-style-name="P68" svg:x1="1.338cm" svg:y1="0.141cm" svg:x2="1.342cm" svg:y2="6.404cm"><text:p/></draw:line><draw:line draw:style-name="gr6" draw:text-style-name="P68" svg:x1="-0.004cm" svg:y1="0.134cm" svg:x2="8.492cm" svg:y2="0.134cm"><text:p/></draw:line><draw:line draw:style-name="gr7" draw:text-style-name="P68" svg:x1="-0.004cm" svg:y1="1.476cm" svg:x2="8.48cm" svg:y2="1.476cm"><text:p/></draw:line><draw:line draw:style-name="gr8" draw:text-style-name="P68" svg:x1="-0.004cm" svg:y1="1.029cm" svg:x2="8.49cm" svg:y2="1.029cm"><text:p/></draw:line><draw:line draw:style-name="gr9" draw:text-style-name="P68" svg:x1="0.442cm" svg:y1="0.134cm" svg:x2="0.442cm" svg:y2="6.389cm"><text:p/></draw:line><draw:line draw:style-name="gr10" draw:text-style-name="P68" svg:x1="0.89cm" svg:y1="0.134cm" svg:x2="0.89cm" svg:y2="6.389cm"><text:p/></draw:line><draw:line draw:style-name="gr4" draw:text-style-name="P68" svg:x1="1.786cm" svg:y1="6.398cm" svg:x2="1.786cm" svg:y2="0.14cm"><text:p/></draw:line><draw:line draw:style-name="gr5" draw:text-style-name="P68" svg:x1="3.123cm" svg:y1="0.141cm" svg:x2="3.127cm" svg:y2="6.404cm"><text:p/></draw:line><draw:line draw:style-name="gr9" draw:text-style-name="P68" svg:x1="2.232cm" svg:y1="0.134cm" svg:x2="2.232cm" svg:y2="6.389cm"><text:p/></draw:line><draw:line draw:style-name="gr10" draw:text-style-name="P68" svg:x1="2.679cm" svg:y1="0.134cm" svg:x2="2.679cm" svg:y2="6.389cm"><text:p/></draw:line><draw:line draw:style-name="gr4" draw:text-style-name="P68" svg:x1="3.571cm" svg:y1="6.398cm" svg:x2="3.571cm" svg:y2="0.14cm"><text:p/></draw:line><draw:line draw:style-name="gr5" draw:text-style-name="P68" svg:x1="4.915cm" svg:y1="0.141cm" svg:x2="4.919cm" svg:y2="6.404cm"><text:p/></draw:line><draw:line draw:style-name="gr9" draw:text-style-name="P68" svg:x1="4.019cm" svg:y1="0.134cm" svg:x2="4.019cm" svg:y2="6.389cm"><text:p/></draw:line><draw:line draw:style-name="gr10" draw:text-style-name="P68" svg:x1="4.467cm" svg:y1="0.134cm" svg:x2="4.467cm" svg:y2="6.389cm"><text:p/></draw:line><draw:line draw:style-name="gr4" draw:text-style-name="P68" svg:x1="5.365cm" svg:y1="6.398cm" svg:x2="5.365cm" svg:y2="0.14cm"><text:p/></draw:line><draw:line draw:style-name="gr5" draw:text-style-name="P68" svg:x1="6.702cm" svg:y1="0.141cm" svg:x2="6.706cm" svg:y2="6.404cm"><text:p/></draw:line><draw:line draw:style-name="gr9" draw:text-style-name="P68" svg:x1="5.809cm" svg:y1="0.134cm" svg:x2="5.809cm" svg:y2="6.389cm"><text:p/></draw:line><draw:line draw:style-name="gr10" draw:text-style-name="P68" svg:x1="6.254cm" svg:y1="0.134cm" svg:x2="6.254cm" svg:y2="6.389cm"><text:p/></draw:line><draw:line draw:style-name="gr4" draw:text-style-name="P68" svg:x1="7.15cm" svg:y1="6.398cm" svg:x2="7.15cm" svg:y2="0.14cm"><text:p/></draw:line><draw:line draw:style-name="gr5" draw:text-style-name="P68" svg:x1="8.492cm" svg:y1="0.141cm" svg:x2="8.496cm" svg:y2="6.404cm"><text:p/></draw:line><draw:line draw:style-name="gr9" draw:text-style-name="P68" svg:x1="7.598cm" svg:y1="0.134cm" svg:x2="7.598cm" svg:y2="6.389cm"><text:p/></draw:line><draw:line draw:style-name="gr10" draw:text-style-name="P68" svg:x1="8.046cm" svg:y1="0.134cm" svg:x2="8.046cm" svg:y2="6.389cm"><text:p/></draw:line><draw:line draw:style-name="gr3" draw:text-style-name="P68" svg:x1="-0.004cm" svg:y1="2.373cm" svg:x2="8.492cm" svg:y2="2.373cm"><text:p/></draw:line><draw:line draw:style-name="gr6" draw:text-style-name="P68" svg:x1="-0.004cm" svg:y1="1.925cm" svg:x2="8.492cm" svg:y2="1.925cm"><text:p/></draw:line><draw:line draw:style-name="gr7" draw:text-style-name="P68" svg:x1="-0.004cm" svg:y1="3.268cm" svg:x2="8.48cm" svg:y2="3.268cm"><text:p/></draw:line><draw:line draw:style-name="gr8" draw:text-style-name="P68" svg:x1="-0.004cm" svg:y1="2.821cm" svg:x2="8.49cm" svg:y2="2.821cm"><text:p/></draw:line><draw:line draw:style-name="gr3" draw:text-style-name="P68" svg:x1="-0.004cm" svg:y1="4.165cm" svg:x2="8.492cm" svg:y2="4.165cm"><text:p/></draw:line><draw:line draw:style-name="gr6" draw:text-style-name="P68" svg:x1="-0.004cm" svg:y1="3.717cm" svg:x2="8.492cm" svg:y2="3.717cm"><text:p/></draw:line><draw:line draw:style-name="gr7" draw:text-style-name="P68" svg:x1="-0.004cm" svg:y1="5.059cm" svg:x2="8.48cm" svg:y2="5.059cm"><text:p/></draw:line><draw:line draw:style-name="gr8" draw:text-style-name="P68" svg:x1="-0.004cm" svg:y1="4.612cm" svg:x2="8.49cm" svg:y2="4.612cm"><text:p/></draw:line><draw:line draw:style-name="gr3" draw:text-style-name="P68" svg:x1="-0.004cm" svg:y1="5.956cm" svg:x2="8.492cm" svg:y2="5.956cm"><text:p/></draw:line><draw:line draw:style-name="gr6" draw:text-style-name="P68" svg:x1="-0.004cm" svg:y1="5.508cm" svg:x2="8.492cm" svg:y2="5.508cm"><text:p/></draw:line><draw:line draw:style-name="gr8" draw:text-style-name="P68" svg:x1="-0.004cm" svg:y1="6.404cm" svg:x2="8.49cm" svg:y2="6.404cm"><text:p/></draw:line></draw:g><draw:g draw:style-name="gr2"><draw:line draw:style-name="gr11" draw:text-style-name="P69" svg:x1="2.679cm" svg:y1="3.717cm" svg:x2="8.491cm" svg:y2="3.717cm"><text:p/></draw:line><draw:line draw:style-name="gr11" draw:text-style-name="P69" svg:x1="2.679cm" svg:y1="3.717cm" svg:x2="2.679cm" svg:y2="0.223cm"><text:p/></draw:line><draw:line draw:style-name="gr11" draw:text-style-name="P69" svg:x1="2.678cm" svg:y1="3.717cm" svg:x2="-0.003cm" svg:y2="6.398cm"><text:p/></draw:line><draw:frame draw:style-name="gr22" draw:text-style-name="P72" svg:width="0.985cm" svg:height="0.768cm" svg:x="2.141cm" svg:y="0cm"><draw:text-box><text:p text:style-name="P71"><text:span text:style-name="T63">z</text:span></text:p></draw:text-box></draw:frame><draw:frame draw:style-name="gr22" draw:text-style-name="P72" svg:width="0.502cm" svg:height="0.768cm" svg:x="7.852cm" svg:y="3.023cm"><draw:text-box><text:p text:style-name="P71"><text:span text:style-name="T63">y</text:span></text:p></draw:text-box></draw:frame><draw:frame draw:style-name="gr22" draw:text-style-name="P72" svg:width="0.985cm" svg:height="0.768cm" svg:x="0.71cm" svg:y="5.465cm"><draw:text-box><text:p text:style-name="P71"><text:span text:style-name="T63">x</text:span></text:p></draw:text-box></draw:frame><draw:line draw:style-name="gr14" draw:text-style-name="P69" svg:x1="3.571cm" svg:y1="3.627cm" svg:x2="3.571cm" svg:y2="3.806cm"><text:p/></draw:line><draw:line draw:style-name="gr14" draw:text-style-name="P69" svg:x1="1.845cm" svg:y1="4.675cm" svg:x2="1.719cm" svg:y2="4.549cm"><text:p/></draw:line><draw:frame draw:style-name="gr23" draw:text-style-name="P73" svg:width="0.985cm" svg:height="0.717cm" svg:x="2.141cm" svg:y="2.284cm"><draw:text-box><text:p text:style-name="P71"><text:span text:style-name="T64">1</text:span></text:p></draw:text-box></draw:frame><draw:frame draw:style-name="gr24" draw:text-style-name="P73" svg:width="0.985cm" svg:height="0.719cm" svg:x="3.483cm" svg:y="3.179cm"><draw:text-box><text:p text:style-name="P71"><text:span text:style-name="T64">1</text:span></text:p></draw:text-box></draw:frame><draw:frame draw:style-name="gr23" draw:text-style-name="P73" svg:width="0.985cm" svg:height="0.717cm" svg:x="1.215cm" svg:y="4.131cm"><draw:text-box><text:p text:style-name="P71"><text:span text:style-name="T64">1</text:span></text:p></draw:text-box></draw:frame><draw:frame draw:style-name="gr23" draw:text-style-name="P73" svg:width="0.985cm" svg:height="0.717cm" svg:x="2.053cm" svg:y="3.224cm"><draw:text-box><text:p text:style-name="P71"><text:span text:style-name="T64">D</text:span></text:p></draw:text-box></draw:frame><draw:frame draw:style-name="gr23" draw:text-style-name="P73" svg:width="0.983cm" svg:height="0.717cm" svg:x="0.264cm" svg:y="5.017cm"><draw:text-box><text:p text:style-name="P71"><text:span text:style-name="T64">A</text:span></text:p></draw:text-box></draw:frame><draw:frame draw:style-name="gr24" draw:text-style-name="P73" svg:width="0.983cm" svg:height="0.719cm" svg:x="0.264cm" svg:y="2.328cm"><draw:text-box><text:p text:style-name="P71"><text:span text:style-name="T64">E</text:span></text:p></draw:text-box></draw:frame><draw:line draw:style-name="gr14" draw:text-style-name="P69" svg:x1="0.89cm" svg:y1="2.821cm" svg:x2="0.89cm" svg:y2="5.508cm"><text:p/></draw:line><draw:line draw:style-name="gr14" draw:text-style-name="P69" svg:x1="5.365cm" svg:y1="2.821cm" svg:x2="5.365cm" svg:y2="5.508cm"><text:p/></draw:line><draw:line draw:style-name="gr14" draw:text-style-name="P69" svg:x1="7.15cm" svg:y1="1.029cm" svg:x2="7.15cm" svg:y2="3.716cm"><text:p/></draw:line><draw:line draw:style-name="gr14" draw:text-style-name="P69" svg:x1="0.89cm" svg:y1="2.821cm" svg:x2="5.362cm" svg:y2="2.821cm"><text:p/></draw:line><draw:line draw:style-name="gr14" draw:text-style-name="P69" svg:x1="0.89cm" svg:y1="5.508cm" svg:x2="5.362cm" svg:y2="5.508cm"><text:p/></draw:line><draw:line draw:style-name="gr14" draw:text-style-name="P69" svg:x1="2.679cm" svg:y1="1.029cm" svg:x2="7.151cm" svg:y2="1.029cm"><text:p/></draw:line><draw:line draw:style-name="gr14" draw:text-style-name="P69" svg:x1="0.89cm" svg:y1="2.821cm" svg:x2="2.679cm" svg:y2="1.029cm"><text:p/></draw:line><draw:line draw:style-name="gr14" draw:text-style-name="P69" svg:x1="5.365cm" svg:y1="2.821cm" svg:x2="7.154cm" svg:y2="1.029cm"><text:p/></draw:line><draw:line draw:style-name="gr14" draw:text-style-name="P69" svg:x1="5.365cm" svg:y1="5.509cm" svg:x2="7.154cm" svg:y2="3.717cm"><text:p/></draw:line><draw:frame draw:style-name="gr24" draw:text-style-name="P73" svg:width="0.985cm" svg:height="0.719cm" svg:x="2.053cm" svg:y="0.536cm"><draw:text-box><text:p text:style-name="P71"><text:span text:style-name="T64">H</text:span></text:p></draw:text-box></draw:frame><draw:frame draw:style-name="gr24" draw:text-style-name="P73" svg:width="0.985cm" svg:height="0.719cm" svg:x="4.736cm" svg:y="2.328cm"><draw:text-box><text:p text:style-name="P71"><text:span text:style-name="T64">F</text:span></text:p></draw:text-box></draw:frame><draw:frame draw:style-name="gr23" draw:text-style-name="P73" svg:width="0.63cm" svg:height="0.717cm" svg:x="5.145cm" svg:y="5.366cm"><draw:text-box><text:p text:style-name="P71"><text:span text:style-name="T64">B</text:span></text:p></draw:text-box></draw:frame><draw:frame draw:style-name="gr23" draw:text-style-name="P73" svg:width="0.627cm" svg:height="0.717cm" svg:x="6.972cm" svg:y="3.224cm"><draw:text-box><text:p text:style-name="P71"><text:span text:style-name="T64">C</text:span></text:p></draw:text-box></draw:frame><draw:frame draw:style-name="gr24" draw:text-style-name="P73" svg:width="0.583cm" svg:height="0.719cm" svg:x="6.925cm" svg:y="0.536cm"><draw:text-box><text:p text:style-name="P71"><text:span text:style-name="T64">G</text:span></text:p></draw:text-box></draw:frame></draw:g></draw:g></text:p><text:p text:style-name="P29"/><text:p text:style-name="P29"/><text:p text:style-name="P29"/><text:p text:style-name="P30"/><text:p text:style-name="P30"/><text:p text:style-name="P30"/><text:p text:style-name="P30"/><text:p text:style-name="P30"/><text:p text:style-name="P30"/><text:p text:style-name="P29"/><text:p text:style-name="P29"/><text:p text:style-name="P29"/><text:p text:style-name="P29"/><text:p text:style-name="P29"/><text:p text:style-name="P29"/><text:p text:style-name="P29"/><text:list xml:id="list2221221416" text:style-name="_5f_Numérotation_20_des_20_exercices_20_livrets"><text:list-header><text:p text:style-name="P50"><text:span text:style-name="Bold_5f_niv2"><text:span text:style-name="T17">Correction</text:span></text:span></text:p></text:list-header></text:list><text:p text:style-name="_5f_Paragraphe_20_livret_20_"><text:span text:style-name="_5f_BVS"><text:span text:style-name="T13">Dans un </text:span></text:span><text:span text:style-name="_5f_BVS"><text:span text:style-name="T15">repère de l’espace, un point a pour coordonnées (</text:span></text:span><text:span text:style-name="_5f_variable"><text:span text:style-name="T5">x;</text:span></text:span><text:span text:style-name="_5f_BVS"><text:span text:style-name="T15"> </text:span></text:span><text:span text:style-name="_5f_variable"><text:span text:style-name="T5">y;</text:span></text:span><text:span text:style-name="_5f_BVS"><text:span text:style-name="T15"> </text:span></text:span><text:span text:style-name="_5f_variable"><text:span text:style-name="T5">z</text:span></text:span><text:span text:style-name="_5f_BVS"><text:span text:style-name="T15">) avec </text:span></text:span><text:span text:style-name="_5f_variable"><text:span text:style-name="T5">x</text:span></text:span><text:span text:style-name="_5f_variable"><text:span text:style-name="T15"> </text:span></text:span><text:span text:style-name="_5f_BVS"><text:span text:style-name="T15">l’abscisse du point, </text:span></text:span><text:span text:style-name="_5f_variable"><text:span text:style-name="T5">y</text:span></text:span><text:span text:style-name="_5f_BVS"><text:span text:style-name="T15"> son ordonnée et</text:span></text:span><text:span text:style-name="_5f_BVS"><text:span text:style-name="T5"> </text:span></text:span><text:span text:style-name="_5f_variable"><text:span text:style-name="T5">z</text:span></text:span><text:span text:style-name="_5f_BVS"><text:span text:style-name="T5"> </text:span></text:span><text:span text:style-name="_5f_BVS"><text:span text:style-name="T15">son altitude.</text:span></text:span><text:span text:style-name="_5f_BVS"><text:span text:style-name="T14"> </text:span></text:span></text:p><text:p text:style-name="P38"><text:span text:style-name="_5f_BVS"><text:span text:style-name="T15">A(</text:span></text:span><text:span text:style-name="_5f_BVS"><text:span text:style-name="T16">2; 0;0), B(2; </text:span></text:span><text:span text:style-name="_5f_BVS"><text:span text:style-name="T47">5</text:span></text:span><text:span text:style-name="_5f_BVS"><text:span text:style-name="T16">; 0), C(0; 5; 0), D(0; 0; 0), E(2;0;</text:span></text:span><text:span text:style-name="_5f_BVS"><text:span text:style-name="T47">3</text:span></text:span><text:span text:style-name="_5f_BVS"><text:span text:style-name="T16">), F(2; </text:span></text:span><text:span text:style-name="_5f_BVS"><text:span text:style-name="T47">5</text:span></text:span><text:span text:style-name="_5f_BVS"><text:span text:style-name="T16">; </text:span></text:span><text:span text:style-name="_5f_BVS"><text:span text:style-name="T47">3</text:span></text:span><text:span text:style-name="_5f_BVS"><text:span text:style-name="T16">), G(0; 5; 3), H(0; 0; 3).</text:span></text:span></text:p></text:section></draw:text-box></draw:frame></text:h>
      <text:list xml:id="list512990674" text:style-name="Num_5f_Exo">
        <text:list-item>
          <text:p text:style-name="P46"><text:span text:style-name="T51">Donne les coordonnées des points A, B, C, D, E, F, G et H dans le repère ci-dessous.</text:span></text:p>
        </text:list-item>
      </text:list>
      <text:p text:style-name="Standard"><draw:g text:anchor-type="paragraph" draw:z-index="20" draw:name="Forme2" draw:style-name="gr1"><draw:g draw:style-name="gr2"><draw:line draw:style-name="gr3" draw:text-style-name="P68" svg:x1="0.324cm" svg:y1="0.706cm" svg:x2="8.824cm" svg:y2="0.706cm"><text:p/></draw:line><draw:line draw:style-name="gr4" draw:text-style-name="P68" svg:x1="0.324cm" svg:y1="8.696cm" svg:x2="0.324cm" svg:y2="0.217cm"><text:p/></draw:line><draw:line draw:style-name="gr5" draw:text-style-name="P68" svg:x1="1.824cm" svg:y1="0.217cm" svg:x2="1.828cm" svg:y2="8.702cm"><text:p/></draw:line><draw:line draw:style-name="gr6" draw:text-style-name="P68" svg:x1="0.324cm" svg:y1="0.21cm" svg:x2="8.824cm" svg:y2="0.21cm"><text:p/></draw:line><draw:line draw:style-name="gr7" draw:text-style-name="P68" svg:x1="0.324cm" svg:y1="1.705cm" svg:x2="8.812cm" svg:y2="1.705cm"><text:p/></draw:line><draw:line draw:style-name="gr8" draw:text-style-name="P68" svg:x1="0.324cm" svg:y1="1.206cm" svg:x2="8.822cm" svg:y2="1.206cm"><text:p/></draw:line><draw:line draw:style-name="gr9" draw:text-style-name="P68" svg:x1="0.824cm" svg:y1="0.21cm" svg:x2="0.824cm" svg:y2="8.684cm"><text:p/></draw:line><draw:line draw:style-name="gr10" draw:text-style-name="P68" svg:x1="1.324cm" svg:y1="0.21cm" svg:x2="1.324cm" svg:y2="8.684cm"><text:p/></draw:line><draw:line draw:style-name="gr4" draw:text-style-name="P68" svg:x1="2.324cm" svg:y1="8.696cm" svg:x2="2.324cm" svg:y2="0.217cm"><text:p/></draw:line><draw:line draw:style-name="gr5" draw:text-style-name="P68" svg:x1="3.826cm" svg:y1="0.217cm" svg:x2="3.83cm" svg:y2="8.702cm"><text:p/></draw:line><draw:line draw:style-name="gr9" draw:text-style-name="P68" svg:x1="2.824cm" svg:y1="0.21cm" svg:x2="2.824cm" svg:y2="8.684cm"><text:p/></draw:line><draw:line draw:style-name="gr10" draw:text-style-name="P68" svg:x1="3.325cm" svg:y1="0.21cm" svg:x2="3.325cm" svg:y2="8.684cm"><text:p/></draw:line><draw:line draw:style-name="gr4" draw:text-style-name="P68" svg:x1="4.326cm" svg:y1="8.696cm" svg:x2="4.326cm" svg:y2="0.217cm"><text:p/></draw:line><draw:line draw:style-name="gr5" draw:text-style-name="P68" svg:x1="5.828cm" svg:y1="0.217cm" svg:x2="5.832cm" svg:y2="8.702cm"><text:p/></draw:line><draw:line draw:style-name="gr9" draw:text-style-name="P68" svg:x1="4.826cm" svg:y1="0.21cm" svg:x2="4.826cm" svg:y2="8.684cm"><text:p/></draw:line><draw:line draw:style-name="gr10" draw:text-style-name="P68" svg:x1="5.327cm" svg:y1="0.21cm" svg:x2="5.327cm" svg:y2="8.684cm"><text:p/></draw:line><draw:line draw:style-name="gr4" draw:text-style-name="P68" svg:x1="6.324cm" svg:y1="8.696cm" svg:x2="6.324cm" svg:y2="0.217cm"><text:p/></draw:line><draw:line draw:style-name="gr5" draw:text-style-name="P68" svg:x1="7.824cm" svg:y1="0.217cm" svg:x2="7.828cm" svg:y2="8.702cm"><text:p/></draw:line><draw:line draw:style-name="gr9" draw:text-style-name="P68" svg:x1="6.828cm" svg:y1="0.21cm" svg:x2="6.828cm" svg:y2="8.684cm"><text:p/></draw:line><draw:line draw:style-name="gr10" draw:text-style-name="P68" svg:x1="7.324cm" svg:y1="0.21cm" svg:x2="7.324cm" svg:y2="8.684cm"><text:p/></draw:line><draw:line draw:style-name="gr4" draw:text-style-name="P68" svg:x1="8.324cm" svg:y1="8.696cm" svg:x2="8.324cm" svg:y2="0.217cm"><text:p/></draw:line><draw:line draw:style-name="gr9" draw:text-style-name="P68" svg:x1="8.824cm" svg:y1="0.21cm" svg:x2="8.824cm" svg:y2="8.684cm"><text:p/></draw:line><draw:line draw:style-name="gr3" draw:text-style-name="P68" svg:x1="0.324cm" svg:y1="2.706cm" svg:x2="8.824cm" svg:y2="2.706cm"><text:p/></draw:line><draw:line draw:style-name="gr6" draw:text-style-name="P68" svg:x1="0.324cm" svg:y1="2.206cm" svg:x2="8.824cm" svg:y2="2.206cm"><text:p/></draw:line><draw:line draw:style-name="gr7" draw:text-style-name="P68" svg:x1="0.324cm" svg:y1="3.706cm" svg:x2="8.812cm" svg:y2="3.706cm"><text:p/></draw:line><draw:line draw:style-name="gr8" draw:text-style-name="P68" svg:x1="0.324cm" svg:y1="3.206cm" svg:x2="8.822cm" svg:y2="3.206cm"><text:p/></draw:line><draw:line draw:style-name="gr3" draw:text-style-name="P68" svg:x1="0.324cm" svg:y1="4.708cm" svg:x2="8.824cm" svg:y2="4.708cm"><text:p/></draw:line><draw:line draw:style-name="gr6" draw:text-style-name="P68" svg:x1="0.324cm" svg:y1="4.207cm" svg:x2="8.824cm" svg:y2="4.207cm"><text:p/></draw:line><draw:line draw:style-name="gr7" draw:text-style-name="P68" svg:x1="0.324cm" svg:y1="5.708cm" svg:x2="8.812cm" svg:y2="5.708cm"><text:p/></draw:line><draw:line draw:style-name="gr8" draw:text-style-name="P68" svg:x1="0.324cm" svg:y1="5.207cm" svg:x2="8.822cm" svg:y2="5.207cm"><text:p/></draw:line><draw:line draw:style-name="gr3" draw:text-style-name="P68" svg:x1="0.324cm" svg:y1="6.709cm" svg:x2="8.824cm" svg:y2="6.709cm"><text:p/></draw:line><draw:line draw:style-name="gr6" draw:text-style-name="P68" svg:x1="0.324cm" svg:y1="6.209cm" svg:x2="8.824cm" svg:y2="6.209cm"><text:p/></draw:line><draw:line draw:style-name="gr8" draw:text-style-name="P68" svg:x1="0.324cm" svg:y1="7.209cm" svg:x2="8.822cm" svg:y2="7.209cm"><text:p/></draw:line><draw:line draw:style-name="gr8" draw:text-style-name="P68" svg:x1="0.324cm" svg:y1="7.71cm" svg:x2="8.822cm" svg:y2="7.71cm"><text:p/></draw:line><draw:line draw:style-name="gr8" draw:text-style-name="P68" svg:x1="0.324cm" svg:y1="8.206cm" svg:x2="8.822cm" svg:y2="8.206cm"><text:p/></draw:line><draw:line draw:style-name="gr8" draw:text-style-name="P68" svg:x1="0.324cm" svg:y1="8.697cm" svg:x2="8.822cm" svg:y2="8.697cm"><text:p/></draw:line></draw:g><draw:line draw:style-name="gr11" draw:text-style-name="P69" svg:x1="3.325cm" svg:y1="5.701cm" svg:x2="8.825cm" svg:y2="5.701cm"><text:p/></draw:line><draw:line draw:style-name="gr11" draw:text-style-name="P70" svg:x1="3.325cm" svg:y1="5.703cm" svg:x2="3.325cm" svg:y2="0.21cm"><text:p/></draw:line><draw:line draw:style-name="gr11" draw:text-style-name="P69" svg:x1="3.324cm" svg:y1="5.701cm" svg:x2="0.325cm" svg:y2="8.696cm"><text:p/></draw:line><draw:frame draw:style-name="gr12" draw:text-style-name="P72" svg:width="1.101cm" svg:height="0.803cm" svg:x="2.625cm" svg:y="0.101cm"><draw:text-box><text:p text:style-name="P71"><text:span text:style-name="T63">z</text:span></text:p></draw:text-box></draw:frame><draw:frame draw:style-name="gr13" draw:text-style-name="P72" svg:width="0.544cm" svg:height="0.8cm" svg:x="8.125cm" svg:y="5.001cm"><draw:text-box><text:p text:style-name="P71"><text:span text:style-name="T63">y</text:span></text:p></draw:text-box></draw:frame><draw:frame draw:style-name="gr13" draw:text-style-name="P72" svg:width="1.101cm" svg:height="0.8cm" svg:x="1.124cm" svg:y="7.702cm"><draw:text-box><text:p text:style-name="P71"><text:span text:style-name="T63">x</text:span></text:p></draw:text-box></draw:frame><draw:line draw:style-name="gr14" draw:text-style-name="P69" svg:x1="4.326cm" svg:y1="5.603cm" svg:x2="4.326cm" svg:y2="5.803cm"><text:p/></draw:line><draw:line draw:style-name="gr14" draw:text-style-name="P69" svg:x1="2.397cm" svg:y1="6.775cm" svg:x2="2.256cm" svg:y2="6.634cm"><text:p/></draw:line><draw:frame draw:style-name="gr15" draw:text-style-name="P73" svg:width="1.101cm" svg:height="0.802cm" svg:x="2.724cm" svg:y="4.174cm"><draw:text-box><text:p text:style-name="P71"><text:span text:style-name="T64">1</text:span></text:p></draw:text-box></draw:frame><draw:frame draw:style-name="gr13" draw:text-style-name="P73" svg:width="1.101cm" svg:height="0.8cm" svg:x="4.225cm" svg:y="5.102cm"><draw:text-box><text:p text:style-name="P71"><text:span text:style-name="T64">1</text:span></text:p></draw:text-box></draw:frame><draw:frame draw:style-name="gr12" draw:text-style-name="P73" svg:width="1.103cm" svg:height="0.803cm" svg:x="1.724cm" svg:y="6.202cm"><draw:text-box><text:p text:style-name="P71"><text:span text:style-name="T64">1</text:span></text:p></draw:text-box></draw:frame><draw:frame draw:style-name="gr15" draw:text-style-name="P73" svg:width="1.101cm" svg:height="0.802cm" svg:x="2.625cm" svg:y="5.2cm"><draw:text-box><text:p text:style-name="P71"><text:span text:style-name="T64">A</text:span></text:p></draw:text-box></draw:frame><draw:frame draw:style-name="gr15" draw:text-style-name="P73" svg:width="1.101cm" svg:height="0.802cm" svg:x="0.625cm" svg:y="7.201cm"><draw:text-box><text:p text:style-name="P71"><text:span text:style-name="T64">D</text:span></text:p></draw:text-box></draw:frame><draw:frame draw:style-name="gr12" draw:text-style-name="P73" svg:width="1.101cm" svg:height="0.803cm" svg:x="0.738cm" svg:y="2.701cm"><draw:text-box><text:p text:style-name="P71"><text:span text:style-name="T64">E</text:span></text:p></draw:text-box></draw:frame><draw:line draw:style-name="gr14" draw:text-style-name="P69" svg:x1="1.324cm" svg:y1="3.205cm" svg:x2="1.324cm" svg:y2="7.705cm"><text:p/></draw:line><draw:line draw:style-name="gr14" draw:text-style-name="P69" svg:x1="5.828cm" svg:y1="3.205cm" svg:x2="5.828cm" svg:y2="7.705cm"><text:p/></draw:line><draw:line draw:style-name="gr14" draw:text-style-name="P69" svg:x1="7.824cm" svg:y1="1.203cm" svg:x2="7.824cm" svg:y2="5.703cm"><text:p/></draw:line><draw:line draw:style-name="gr14" draw:text-style-name="P69" svg:x1="1.324cm" svg:y1="3.205cm" svg:x2="5.824cm" svg:y2="3.205cm"><text:p/></draw:line><draw:line draw:style-name="gr14" draw:text-style-name="P69" svg:x1="1.324cm" svg:y1="7.703cm" svg:x2="5.824cm" svg:y2="7.703cm"><text:p/></draw:line><draw:line draw:style-name="gr14" draw:text-style-name="P69" svg:x1="3.325cm" svg:y1="1.203cm" svg:x2="7.825cm" svg:y2="1.203cm"><text:p/></draw:line><draw:line draw:style-name="gr14" draw:text-style-name="P69" svg:x1="1.324cm" svg:y1="3.203cm" svg:x2="3.324cm" svg:y2="1.203cm"><text:p/></draw:line><draw:line draw:style-name="gr14" draw:text-style-name="P69" svg:x1="5.828cm" svg:y1="3.203cm" svg:x2="7.828cm" svg:y2="1.203cm"><text:p/></draw:line><draw:line draw:style-name="gr14" draw:text-style-name="P69" svg:x1="5.828cm" svg:y1="7.701cm" svg:x2="7.828cm" svg:y2="5.701cm"><text:p/></draw:line><draw:frame draw:style-name="gr15" draw:text-style-name="P73" svg:width="1.101cm" svg:height="0.802cm" svg:x="2.794cm" svg:y="0.701cm"><draw:text-box><text:p text:style-name="P71"><text:span text:style-name="T64">F</text:span></text:p></draw:text-box></draw:frame><draw:frame draw:style-name="gr15" draw:text-style-name="P73" svg:width="1.101cm" svg:height="0.802cm" svg:x="5.126cm" svg:y="2.6cm"><draw:text-box><text:p text:style-name="P71"><text:span text:style-name="T64">H</text:span></text:p></draw:text-box></draw:frame><draw:frame draw:style-name="gr15" draw:text-style-name="P73" svg:width="1.101cm" svg:height="0.802cm" svg:x="5.647cm" svg:y="7.61cm"><draw:text-box><text:p text:style-name="P71"><text:span text:style-name="T64">C</text:span></text:p></draw:text-box></draw:frame><draw:frame draw:style-name="gr15" draw:text-style-name="P73" svg:width="1.101cm" svg:height="0.802cm" svg:x="7.125cm" svg:y="5.2cm"><draw:text-box><text:p text:style-name="P71"><text:span text:style-name="T64">B</text:span></text:p></draw:text-box></draw:frame><draw:frame draw:style-name="gr15" draw:text-style-name="P73" svg:width="1.101cm" svg:height="0.802cm" svg:x="7.647cm" svg:y="0.701cm"><draw:text-box><text:p text:style-name="P71"><text:span text:style-name="T64">G</text:span></text:p></draw:text-box></draw:frame><draw:line draw:style-name="gr14" draw:text-style-name="P69" svg:x1="3.228cm" svg:y1="4.701cm" svg:x2="3.428cm" svg:y2="4.701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<text:span text:style-name="_5f_pointillés_20_gris"><text:span text:style-name="T18"><text:tab/></text:span></text:span></text:p>
      <text:p text:style-name="P33"><text:span text:style-name="_5f_pointillés_20_gris"><text:span text:style-name="T19"><text:tab/></text:span></text:span></text:p>
      <text:p text:style-name="P33"><text:span text:style-name="_5f_pointillés_20_gris"><text:span text:style-name="T19"><text:tab/></text:span></text:span></text:p>
      <text:list xml:id="list94529118631581" text:continue-numbering="true" text:style-name="Num_5f_Exo">
        <text:list-item>
          <text:h text:style-name="P64" text:outline-level="1"><text:span text:style-name="_5f_BVS"><text:span text:style-name="T42">Donne les coordonnées des points O, I, J, K, L, M, N , P, H, U, T dans le repère ci-dessous.</text:span></text:span></text:h>
        </text:list-item>
      </text:list>
      <text:p text:style-name="P32"><draw:g text:anchor-type="paragraph" draw:z-index="16" draw:name="Forme3" draw:style-name="gr1"><draw:line draw:style-name="gr3" draw:text-style-name="P68" svg:x1="0.001cm" svg:y1="0.563cm" svg:x2="9.151cm" svg:y2="0.563cm"><text:p/></draw:line><draw:line draw:style-name="gr4" draw:text-style-name="P68" svg:x1="0.001cm" svg:y1="6.645cm" svg:x2="0.001cm" svg:y2="0.135cm"><text:p/></draw:line><draw:line draw:style-name="gr5" draw:text-style-name="P68" svg:x1="1.308cm" svg:y1="0.136cm" svg:x2="1.311cm" svg:y2="6.651cm"><text:p/></draw:line><draw:line draw:style-name="gr6" draw:text-style-name="P68" svg:x1="0.001cm" svg:y1="0.128cm" svg:x2="9.151cm" svg:y2="0.128cm"><text:p/></draw:line><draw:line draw:style-name="gr7" draw:text-style-name="P68" svg:x1="0.001cm" svg:y1="1.433cm" svg:x2="9.138cm" svg:y2="1.433cm"><text:p/></draw:line><draw:line draw:style-name="gr8" draw:text-style-name="P68" svg:x1="0.001cm" svg:y1="0.999cm" svg:x2="9.149cm" svg:y2="0.999cm"><text:p/></draw:line><draw:line draw:style-name="gr9" draw:text-style-name="P68" svg:x1="0.437cm" svg:y1="0.128cm" svg:x2="0.437cm" svg:y2="6.635cm"><text:p/></draw:line><draw:line draw:style-name="gr10" draw:text-style-name="P68" svg:x1="0.872cm" svg:y1="0.128cm" svg:x2="0.872cm" svg:y2="6.635cm"><text:p/></draw:line><draw:line draw:style-name="gr4" draw:text-style-name="P68" svg:x1="1.744cm" svg:y1="6.645cm" svg:x2="1.744cm" svg:y2="0.135cm"><text:p/></draw:line><draw:line draw:style-name="gr5" draw:text-style-name="P68" svg:x1="3.051cm" svg:y1="0.136cm" svg:x2="3.054cm" svg:y2="6.651cm"><text:p/></draw:line><draw:line draw:style-name="gr9" draw:text-style-name="P68" svg:x1="2.18cm" svg:y1="0.128cm" svg:x2="2.18cm" svg:y2="6.635cm"><text:p/></draw:line><draw:line draw:style-name="gr10" draw:text-style-name="P68" svg:x1="2.615cm" svg:y1="0.128cm" svg:x2="2.615cm" svg:y2="6.635cm"><text:p/></draw:line><draw:line draw:style-name="gr4" draw:text-style-name="P68" svg:x1="3.487cm" svg:y1="6.645cm" svg:x2="3.487cm" svg:y2="0.135cm"><text:p/></draw:line><draw:line draw:style-name="gr5" draw:text-style-name="P68" svg:x1="4.794cm" svg:y1="0.136cm" svg:x2="4.797cm" svg:y2="6.651cm"><text:p/></draw:line><draw:line draw:style-name="gr9" draw:text-style-name="P68" svg:x1="3.922cm" svg:y1="0.128cm" svg:x2="3.922cm" svg:y2="6.635cm"><text:p/></draw:line><draw:line draw:style-name="gr10" draw:text-style-name="P68" svg:x1="4.358cm" svg:y1="0.128cm" svg:x2="4.358cm" svg:y2="6.635cm"><text:p/></draw:line><draw:line draw:style-name="gr4" draw:text-style-name="P68" svg:x1="5.23cm" svg:y1="6.645cm" svg:x2="5.23cm" svg:y2="0.135cm"><text:p/></draw:line><draw:line draw:style-name="gr5" draw:text-style-name="P68" svg:x1="6.537cm" svg:y1="0.136cm" svg:x2="6.54cm" svg:y2="6.651cm"><text:p/></draw:line><draw:line draw:style-name="gr9" draw:text-style-name="P68" svg:x1="5.665cm" svg:y1="0.128cm" svg:x2="5.665cm" svg:y2="6.635cm"><text:p/></draw:line><draw:line draw:style-name="gr10" draw:text-style-name="P68" svg:x1="6.101cm" svg:y1="0.128cm" svg:x2="6.101cm" svg:y2="6.635cm"><text:p/></draw:line><draw:line draw:style-name="gr4" draw:text-style-name="P68" svg:x1="6.972cm" svg:y1="6.645cm" svg:x2="6.972cm" svg:y2="0.135cm"><text:p/></draw:line><draw:line draw:style-name="gr9" draw:text-style-name="P68" svg:x1="7.408cm" svg:y1="0.128cm" svg:x2="7.408cm" svg:y2="6.635cm"><text:p/></draw:line><draw:line draw:style-name="gr10" draw:text-style-name="P68" svg:x1="7.844cm" svg:y1="0.128cm" svg:x2="7.844cm" svg:y2="6.635cm"><text:p/></draw:line><draw:line draw:style-name="gr3" draw:text-style-name="P68" svg:x1="0.001cm" svg:y1="2.304cm" svg:x2="9.151cm" svg:y2="2.304cm"><text:p/></draw:line><draw:line draw:style-name="gr6" draw:text-style-name="P68" svg:x1="0.001cm" svg:y1="1.869cm" svg:x2="9.151cm" svg:y2="1.869cm"><text:p/></draw:line><draw:line draw:style-name="gr7" draw:text-style-name="P68" svg:x1="0.001cm" svg:y1="3.174cm" svg:x2="9.138cm" svg:y2="3.174cm"><text:p/></draw:line><draw:line draw:style-name="gr8" draw:text-style-name="P68" svg:x1="0.001cm" svg:y1="2.739cm" svg:x2="9.149cm" svg:y2="2.739cm"><text:p/></draw:line><draw:line draw:style-name="gr3" draw:text-style-name="P68" svg:x1="0.001cm" svg:y1="4.045cm" svg:x2="9.151cm" svg:y2="4.045cm"><text:p/></draw:line><draw:line draw:style-name="gr6" draw:text-style-name="P68" svg:x1="0.001cm" svg:y1="3.609cm" svg:x2="9.151cm" svg:y2="3.604cm"><text:p/></draw:line><draw:line draw:style-name="gr7" draw:text-style-name="P68" svg:x1="0.001cm" svg:y1="4.914cm" svg:x2="9.138cm" svg:y2="4.914cm"><text:p/></draw:line><draw:line draw:style-name="gr8" draw:text-style-name="P68" svg:x1="0.001cm" svg:y1="4.48cm" svg:x2="9.149cm" svg:y2="4.48cm"><text:p/></draw:line><draw:line draw:style-name="gr3" draw:text-style-name="P68" svg:x1="0.001cm" svg:y1="5.786cm" svg:x2="9.151cm" svg:y2="5.786cm"><text:p/></draw:line><draw:line draw:style-name="gr6" draw:text-style-name="P68" svg:x1="0.001cm" svg:y1="5.35cm" svg:x2="9.151cm" svg:y2="5.35cm"><text:p/></draw:line><draw:line draw:style-name="gr8" draw:text-style-name="P68" svg:x1="0.001cm" svg:y1="6.221cm" svg:x2="9.149cm" svg:y2="6.221cm"><text:p/></draw:line><draw:line draw:style-name="gr8" draw:text-style-name="P68" svg:x1="0.001cm" svg:y1="6.656cm" svg:x2="9.149cm" svg:y2="6.656cm"><text:p/></draw:line><draw:line draw:style-name="gr10" draw:text-style-name="P68" svg:x1="8.28cm" svg:y1="0.128cm" svg:x2="8.28cm" svg:y2="6.635cm"><text:p/></draw:line><draw:line draw:style-name="gr10" draw:text-style-name="P68" svg:x1="8.715cm" svg:y1="0.128cm" svg:x2="8.715cm" svg:y2="6.635cm"><text:p/></draw:line><draw:line draw:style-name="gr10" draw:text-style-name="P68" svg:x1="9.151cm" svg:y1="0.128cm" svg:x2="9.151cm" svg:y2="6.635cm"><text:p/></draw:line><draw:g draw:style-name="gr2"><draw:line draw:style-name="gr11" draw:text-style-name="P69" svg:x1="3.052cm" svg:y1="3.604cm" svg:x2="9.152cm" svg:y2="3.604cm"><text:p/></draw:line><draw:line draw:style-name="gr11" draw:text-style-name="P69" svg:x1="3.052cm" svg:y1="3.604cm" svg:x2="3.052cm" svg:y2="0.136cm"><text:p/></draw:line><draw:line draw:style-name="gr11" draw:text-style-name="P69" svg:x1="3.052cm" svg:y1="3.604cm" svg:x2="0.002cm" svg:y2="6.656cm"><text:p/></draw:line><draw:frame draw:style-name="gr19" draw:text-style-name="P78" svg:width="0.96cm" svg:height="0.74cm" svg:x="2.441cm" svg:y="0cm"><draw:text-box><text:p text:style-name="P71"><text:span text:style-name="T63">z</text:span></text:p></draw:text-box></draw:frame><draw:frame draw:style-name="gr19" draw:text-style-name="P72" svg:width="0.454cm" svg:height="0.74cm" svg:x="8.523cm" svg:y="2.951cm"><draw:text-box><text:p text:style-name="P71"><text:span text:style-name="T63">y</text:span></text:p></draw:text-box></draw:frame><draw:frame draw:style-name="gr19" draw:text-style-name="P76" svg:width="0.96cm" svg:height="0.74cm" svg:x="0.61cm" svg:y="5.708cm"><draw:text-box><text:p text:style-name="P71"><text:span text:style-name="T63">x</text:span></text:p></draw:text-box></draw:frame><draw:line draw:style-name="gr14" draw:text-style-name="P69" svg:x1="3.922cm" svg:y1="3.517cm" svg:x2="3.922cm" svg:y2="3.691cm"><text:p/></draw:line><draw:line draw:style-name="gr14" draw:text-style-name="P69" svg:x1="2.241cm" svg:y1="4.536cm" svg:x2="2.118cm" svg:y2="4.413cm"><text:p/></draw:line><draw:frame draw:style-name="gr20" draw:text-style-name="P73" svg:width="0.959cm" svg:height="0.698cm" svg:x="2.529cm" svg:y="2.212cm"><draw:text-box><text:p text:style-name="P71"><text:span text:style-name="T64">1</text:span></text:p></draw:text-box></draw:frame><draw:frame draw:style-name="gr20" draw:text-style-name="P73" svg:width="0.959cm" svg:height="0.698cm" svg:x="3.835cm" svg:y="3.604cm"><draw:text-box><text:p text:style-name="P71"><text:span text:style-name="T64">1</text:span></text:p></draw:text-box></draw:frame><draw:frame draw:style-name="gr20" draw:text-style-name="P73" svg:width="0.959cm" svg:height="0.698cm" svg:x="1.658cm" svg:y="3.953cm"><draw:text-box><text:p text:style-name="P71"><text:span text:style-name="T64">1</text:span></text:p></draw:text-box></draw:frame><draw:frame draw:style-name="gr21" draw:text-style-name="P73" svg:width="0.96cm" svg:height="0.696cm" svg:x="2.441cm" svg:y="3.17cm"><draw:text-box><text:p text:style-name="P71"><text:span text:style-name="T64">O</text:span></text:p></draw:text-box></draw:frame><draw:frame draw:style-name="gr20" draw:text-style-name="P73" svg:width="0.959cm" svg:height="0.698cm" svg:x="0.263cm" svg:y="5.345cm"><draw:text-box><text:p text:style-name="P71"><text:span text:style-name="T64">K</text:span></text:p></draw:text-box></draw:frame><draw:frame draw:style-name="gr21" draw:text-style-name="P73" svg:width="0.959cm" svg:height="0.696cm" svg:x="0.351cm" svg:y="2.699cm"><draw:text-box><text:p text:style-name="P71"><text:span text:style-name="T64">L</text:span></text:p></draw:text-box></draw:frame><draw:line draw:style-name="gr14" draw:text-style-name="P69" svg:x1="0.872cm" svg:y1="3.169cm" svg:x2="0.872cm" svg:y2="5.78cm"><text:p/></draw:line><draw:line draw:style-name="gr14" draw:text-style-name="P69" svg:x1="5.665cm" svg:y1="3.169cm" svg:x2="5.665cm" svg:y2="5.78cm"><text:p/></draw:line><draw:line draw:style-name="gr14" draw:text-style-name="P69" svg:x1="7.844cm" svg:y1="0.993cm" svg:x2="7.844cm" svg:y2="3.604cm"><text:p/></draw:line><draw:line draw:style-name="gr14" draw:text-style-name="P69" svg:x1="0.872cm" svg:y1="3.169cm" svg:x2="5.665cm" svg:y2="3.169cm"><text:p/></draw:line><draw:line draw:style-name="gr14" draw:text-style-name="P69" svg:x1="0.872cm" svg:y1="5.78cm" svg:x2="5.665cm" svg:y2="5.78cm"><text:p/></draw:line><draw:line draw:style-name="gr14" draw:text-style-name="P69" svg:x1="3.051cm" svg:y1="0.993cm" svg:x2="7.844cm" svg:y2="0.993cm"><text:p/></draw:line><draw:line draw:style-name="gr14" draw:text-style-name="P69" svg:x1="0.872cm" svg:y1="3.169cm" svg:x2="3.051cm" svg:y2="0.993cm"><text:p/></draw:line><draw:line draw:style-name="gr14" draw:text-style-name="P69" svg:x1="5.665cm" svg:y1="3.169cm" svg:x2="7.844cm" svg:y2="0.993cm"><text:p/></draw:line><draw:line draw:style-name="gr14" draw:text-style-name="P69" svg:x1="5.665cm" svg:y1="5.78cm" svg:x2="7.844cm" svg:y2="3.604cm"><text:p/></draw:line><draw:frame draw:style-name="gr20" draw:text-style-name="P73" svg:width="0.96cm" svg:height="0.698cm" svg:x="2.441cm" svg:y="0.513cm"><draw:text-box><text:p text:style-name="P71"><text:span text:style-name="T64">M</text:span></text:p></draw:text-box></draw:frame><draw:frame draw:style-name="gr21" draw:text-style-name="P73" svg:width="0.96cm" svg:height="0.696cm" svg:x="5.055cm" svg:y="2.648cm"><draw:text-box><text:p text:style-name="P71"><text:span text:style-name="T64">P</text:span></text:p></draw:text-box></draw:frame><draw:frame draw:style-name="gr20" draw:text-style-name="P73" svg:width="0.96cm" svg:height="0.698cm" svg:x="5.537cm" svg:y="5.655cm"><draw:text-box><text:p text:style-name="P71"><text:span text:style-name="T64">J</text:span></text:p></draw:text-box></draw:frame><draw:frame draw:style-name="gr20" draw:text-style-name="P73" svg:width="0.502cm" svg:height="0.698cm" svg:x="7.701cm" svg:y="3.115cm"><draw:text-box><text:p text:style-name="P71"><text:span text:style-name="T64">I</text:span></text:p></draw:text-box></draw:frame><draw:frame draw:style-name="gr20" draw:text-style-name="P73" svg:width="0.96cm" svg:height="0.698cm" svg:x="7.654cm" svg:y="0.522cm"><draw:text-box><text:p text:style-name="P71"><text:span text:style-name="T64">N</text:span></text:p></draw:text-box></draw:frame><draw:line draw:style-name="gr14" draw:text-style-name="P69" svg:x1="2.964cm" svg:y1="2.734cm" svg:x2="3.138cm" svg:y2="2.734cm"><text:p/></draw:line><draw:line draw:style-name="gr14" draw:text-style-name="P69" svg:x1="7.757cm" svg:y1="2.299cm" svg:x2="7.931cm" svg:y2="2.299cm"><text:p/></draw:line><draw:frame draw:style-name="gr20" draw:text-style-name="P73" svg:width="0.959cm" svg:height="0.698cm" svg:x="7.758cm" svg:y="1.863cm"><draw:text-box><text:p text:style-name="P71"><text:span text:style-name="T64">T</text:span></text:p></draw:text-box></draw:frame><draw:line draw:style-name="gr14" draw:text-style-name="P69" svg:x1="4.358cm" svg:y1="5.693cm" svg:x2="4.358cm" svg:y2="5.867cm"><text:p/></draw:line><draw:frame draw:style-name="gr20" draw:text-style-name="P73" svg:width="0.96cm" svg:height="0.698cm" svg:x="3.748cm" svg:y="5.223cm"><draw:text-box><text:p text:style-name="P71"><text:span text:style-name="T64">H</text:span></text:p></draw:text-box></draw:frame><draw:frame draw:style-name="gr21" draw:text-style-name="P73" svg:width="0.96cm" svg:height="0.696cm" svg:x="1.57cm" svg:y="1.342cm"><draw:text-box><text:p text:style-name="P71"><text:span text:style-name="T64">U</text:span></text:p></draw:text-box></draw:frame><draw:line draw:style-name="gr14" draw:text-style-name="P69" svg:x1="2.241cm" svg:y1="1.925cm" svg:x2="2.118cm" svg:y2="1.802cm"><text:p/></draw:line></draw:g></draw:g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9"><text:span text:style-name="_5f_BVS"/></text:p>
      <text:p text:style-name="P32"><text:span text:style-name="_5f_BVS"/></text:p>
      <text:list xml:id="list2083850785" text:style-name="liste_5f_abc">
        <text:list-item>
          <text:list>
            <text:list-header>
              <text:p text:style-name="P44"><text:span text:style-name="_5f_pointillés_20_gris"><text:tab/></text:span></text:p>
            </text:list-header>
          </text:list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94530148283890" text:continue-list="list94529118631581" text:style-name="Num_5f_Exo">
        <text:list-item>
          <text:h text:style-name="P65" text:outline-level="1"><text:span text:style-name="_5f_BVS"><text:span text:style-name="T39">Voici un</text:span></text:span><text:span text:style-name="_5f_BVS"><text:span text:style-name="T40">e</text:span></text:span><text:span text:style-name="_5f_BVS"><text:span text:style-name="T39"> figure</text:span></text:span><text:span text:style-name="_5f_BVS"><text:span text:style-name="T53"> inspiré</text:span></text:span><text:span text:style-name="_5f_BVS"><text:span text:style-name="T54">e</text:span></text:span><text:span text:style-name="_5f_BVS"><text:span text:style-name="T53"> de</text:span></text:span><text:span text:style-name="_5f_BVS"><text:span text:style-name="T55">s œuvres de </text:span></text:span><text:span text:style-name="_5f_BVS"><text:span text:style-name="T53">Vasar</text:span></text:span><text:span text:style-name="_5f_BVS"><text:span text:style-name="T48">e</text:span></text:span><text:span text:style-name="_5f_BVS"><text:span text:style-name="T53">ly. </text:span></text:span><text:span text:style-name="_5f_BVS"><text:span text:style-name="T56">Les pavages proposés par ce</text:span></text:span><text:span text:style-name="_5f_BVS"><text:span text:style-name="T49">t </text:span></text:span><text:span text:style-name="_5f_BVS"><text:span text:style-name="T48">artiste</text:span></text:span><text:span text:style-name="_5f_BVS"><text:span text:style-name="T56"> donne l’illusion de petits cubes empilés. </text:span></text:span></text:h>
        </text:list-item>
      </text:list>
      <text:list xml:id="list94529622230508" text:continue-list="list2083850785" text:style-name="liste_5f_abc">
        <text:list-item text:start-value="1">
          <text:p text:style-name="P47"><text:span text:style-name="_5f_BVS"><text:span text:style-name="T43">En t’inspirant des coordonnées du point A, donne les coordonnées des points </text:span></text:span><text:span text:style-name="_5f_BVS"><text:span text:style-name="T44">M, N, P, R, T, U et V.</text:span>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1"><draw:g text:anchor-type="paragraph" draw:z-index="13" draw:name="Forme6" draw:style-name="gr18"><draw:g draw:style-name="gr2"><draw:custom-shape draw:style-name="gr26" draw:text-style-name="P81" svg:width="0.929cm" svg:height="1.662cm" draw:transform="rotate (-1.57114539264529) translate (3.07798611111111cm 1.9367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6" draw:text-style-name="P81" svg:width="0.929cm" svg:height="1.662cm" draw:transform="rotate (-1.57114539264529) translate (4.71663888888889cm 1.9367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7" draw:text-style-name="P82" svg:width="0.937cm" svg:height="1.627cm" draw:transform="skewX (-0.024958208303519) rotate (-2.61834294384189) translate (4.29506944444444cm 3.57011111111111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8" draw:text-style-name="P82" svg:width="0.937cm" svg:height="1.625cm" draw:transform="skewX (-0.0205948851735331) rotate (-2.61834294384189) translate (2.66523611111111cm 3.56834722222222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9" draw:text-style-name="P83" svg:width="0.941cm" svg:height="1.624cm" draw:transform="skewX (0.0228638132011256) rotate (2.6176448121411) translate (2.65288888888889cm 4.0322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9" draw:text-style-name="P83" svg:width="0.943cm" svg:height="1.622cm" draw:transform="skewX (0.0239110107523225) rotate (2.6176448121411) translate (4.30036111111111cm 4.03577777777778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g draw:style-name="gr2"><draw:custom-shape draw:style-name="gr30" draw:text-style-name="P84" svg:width="0.948cm" svg:height="1.625cm" draw:transform="skewX (0.0205948851735331) rotate (2.6176448121411) translate (3.47838888888889cm 2.6352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g draw:style-name="gr2"><draw:custom-shape draw:style-name="gr31" draw:text-style-name="P85" svg:width="0.946cm" svg:height="1.624cm" draw:transform="skewX (-0.0185004900711399) rotate (-2.61834294384189) translate (3.48015277777778cm 2.17487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2" draw:text-style-name="P86" svg:width="0.92cm" svg:height="1.655cm" draw:transform="rotate (-1.57114539264529) translate (3.89995833333333cm 0.5468055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draw:g></draw:g><draw:custom-shape draw:style-name="gr33" draw:text-style-name="P87" svg:width="0.944cm" svg:height="1.629cm" draw:transform="skewX (0.0226892802759264) rotate (2.6176448121411) translate (3.46780555555556cm 5.43101388888889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4" draw:text-style-name="P88" svg:width="0.944cm" svg:height="1.627cm" draw:transform="skewX (-0.0260054058547154) rotate (-2.61834294384189) translate (3.47133333333333cm 4.975930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5" draw:text-style-name="P89" svg:width="0.925cm" svg:height="1.657cm" draw:transform="skewX (0.0010471975511966) rotate (-1.57114539264529) translate (3.89466666666667cm 3.34256944444444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6" draw:text-style-name="P87" svg:width="0.946cm" svg:height="1.632cm" draw:transform="skewX (0.0247836753783193) rotate (2.6176448121411) translate (5.13291666666667cm 5.43101388888889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4" draw:text-style-name="P88" svg:width="0.946cm" svg:height="1.629cm" draw:transform="skewX (-0.0270526034059122) rotate (-2.61834294384189) translate (5.13115277777778cm 4.97945833333333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5" draw:text-style-name="P89" svg:width="0.923cm" svg:height="1.655cm" draw:transform="skewX (0.0010471975511966) rotate (-1.57114539264529) translate (5.54566666666667cm 3.33551388888889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7" draw:text-style-name="P87" svg:width="0.943cm" svg:height="1.625cm" draw:transform="skewX (0.0303687289847014) rotate (2.6176448121411) translate (1.80269444444444cm 5.42572222222222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8" draw:text-style-name="P88" svg:width="0.946cm" svg:height="1.624cm" draw:transform="skewX (-0.0239110107523223) rotate (-2.61834294384189) translate (1.80975cm 4.96181944444444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9" draw:text-style-name="P89" svg:width="0.925cm" svg:height="1.654cm" draw:transform="rotate (-1.57114539264529) translate (2.22073611111111cm 3.3337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0" draw:text-style-name="P90" svg:width="0.943cm" svg:height="1.627cm" draw:transform="skewX (0.0195476876223366) rotate (2.6176448121411) translate (4.28801388888889cm 6.83154166666667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1" draw:text-style-name="P91" svg:width="0.943cm" svg:height="1.629cm" draw:transform="skewX (-0.0270526034059121) rotate (-2.61834294384189) translate (4.29506944444444cm 6.37822222222222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2" draw:text-style-name="P92" svg:width="0.925cm" svg:height="1.661cm" draw:transform="rotate (-1.57114539264529) translate (4.72722222222222cm 4.737805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3" draw:text-style-name="P90" svg:width="0.948cm" svg:height="1.624cm" draw:transform="skewX (0.0185004900711399) rotate (2.6176448121411) translate (2.62113888888889cm 6.82272222222222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4" draw:text-style-name="P91" svg:width="0.951cm" svg:height="1.622cm" draw:transform="skewX (-0.0195476876223365) rotate (-2.61834294384189) translate (2.62643055555556cm 6.357055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5" draw:text-style-name="P92" svg:width="0.925cm" svg:height="1.659cm" draw:transform="rotate (-1.57114539264529) translate (3.04623611111111cm 4.737805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6" draw:text-style-name="P93" svg:width="0.941cm" svg:height="1.62cm" draw:transform="skewX (0.0251327412287182) rotate (2.6176448121411) translate (3.44311111111111cm 8.22854166666667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7" draw:text-style-name="P94" svg:width="0.946cm" svg:height="1.625cm" draw:transform="skewX (-0.0205948851735331) rotate (-2.61834294384189) translate (3.44663888888889cm 7.77698611111111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8" draw:text-style-name="P95" svg:width="0.93cm" svg:height="1.655cm" draw:transform="rotate (-1.57114539264529) translate (3.85938888888889cm 6.14009722222222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draw:g><draw:line draw:style-name="gr49" draw:text-style-name="P96" svg:x1="3.083cm" svg:y1="3.329cm" svg:x2="3.084cm" svg:y2="0.478cm"><text:p/></draw:line><draw:line draw:style-name="gr49" draw:text-style-name="P96" svg:x1="3.068cm" svg:y1="3.341cm" svg:x2="5.577cm" svg:y2="4.768cm"><text:p/></draw:line><draw:line draw:style-name="gr49" draw:text-style-name="P96" svg:x1="3.066cm" svg:y1="3.344cm" svg:x2="0.545cm" svg:y2="4.766cm"><text:p/></draw:line><draw:frame draw:style-name="gr50" draw:text-style-name="P98" svg:width="0.835cm" svg:height="0.706cm" draw:transform="rotate (-1.5707963267949) translate (3.635375cm 2.86808333333333cm)"><draw:text-box><text:p text:style-name="P97"><text:span text:style-name="T67">O</text:span></text:p></draw:text-box></draw:frame><draw:frame draw:style-name="gr51" draw:text-style-name="P72" svg:width="0.856cm" svg:height="0.779cm" draw:transform="rotate (-0.0164060949687468) translate (0.511527777777778cm 3.90525cm)"><draw:text-box><text:p text:style-name="P97"><text:span text:style-name="T63">x</text:span></text:p></draw:text-box></draw:frame><draw:frame draw:style-name="gr52" draw:text-style-name="P72" svg:width="0.853cm" svg:height="0.777cm" draw:transform="rotate (-0.0186750229963393) translate (5.24756944444444cm 4.64784722222222cm)"><draw:text-box><text:p text:style-name="P97"><text:span text:style-name="T63">y</text:span></text:p></draw:text-box></draw:frame><draw:frame draw:style-name="gr52" draw:text-style-name="P72" svg:width="0.849cm" svg:height="0.777cm" draw:transform="rotate (3.12920081590063) translate (3.63890277777778cm 0.814916666666667cm)"><draw:text-box><text:p text:style-name="P97"><text:span text:style-name="T63">z</text:span></text:p></draw:text-box></draw:frame><draw:frame draw:style-name="gr53" draw:text-style-name="P99" svg:width="2.539cm" svg:height="0.775cm" draw:transform="rotate (0.00453785605518526) translate (-0.299861111111111cm 1.68627777777778cm)"><draw:text-box><text:p><text:span text:style-name="T68">A(</text:span><text:span text:style-name="T69">1; ─1 ; 1</text:span><text:span text:style-name="T68">)</text:span></text:p></draw:text-box></draw:frame><draw:g draw:style-name="gr2"><draw:line draw:style-name="gr54" draw:text-style-name="P96" svg:x1="1.505cm" svg:y1="2.488cm" svg:x2="1.302cm" svg:y2="2.298cm"><text:p/></draw:line><draw:line draw:style-name="gr54" draw:text-style-name="P96" svg:x1="1.505cm" svg:y1="2.298cm" svg:x2="1.302cm" svg:y2="2.488cm"><text:p/></draw:line></draw:g><draw:frame draw:style-name="gr55" draw:text-style-name="P99" svg:width="0.835cm" svg:height="0.743cm" draw:transform="rotate (-0.0296705972839038) translate (2.93511111111111cm 4.49615277777778cm)"><draw:text-box><text:p text:style-name="P97"><text:span text:style-name="T68">M</text:span></text:p></draw:text-box></draw:frame><draw:g draw:style-name="gr2"><draw:line draw:style-name="gr54" draw:text-style-name="P96" svg:x1="3.15cm" svg:y1="5.283cm" svg:x2="2.947cm" svg:y2="5.093cm"><text:p/></draw:line><draw:line draw:style-name="gr54" draw:text-style-name="P96" svg:x1="3.15cm" svg:y1="5.093cm" svg:x2="2.947cm" svg:y2="5.283cm"><text:p/></draw:line></draw:g><draw:g draw:style-name="gr2"><draw:line draw:style-name="gr54" draw:text-style-name="P96" svg:x1="4.801cm" svg:y1="6.233cm" svg:x2="4.598cm" svg:y2="6.043cm"><text:p/></draw:line><draw:line draw:style-name="gr54" draw:text-style-name="P96" svg:x1="4.801cm" svg:y1="6.043cm" svg:x2="4.598cm" svg:y2="6.233cm"><text:p/></draw:line></draw:g><draw:frame draw:style-name="gr56" draw:text-style-name="P99" svg:width="0.842cm" svg:height="0.75cm" draw:transform="rotate (0.00209439510239319) translate (0.762cm 6.06954166666667cm)"><draw:text-box><text:p text:style-name="P97"><text:span text:style-name="T68">T</text:span></text:p></draw:text-box></draw:frame><draw:frame draw:style-name="gr57" draw:text-style-name="P99" svg:width="0.837cm" svg:height="0.749cm" draw:transform="rotate (-0.00418879020478726) translate (4.62138888888889cm 2.24190277777778cm)"><draw:text-box><text:p text:style-name="P97"><text:span text:style-name="T68">N</text:span></text:p></draw:text-box></draw:frame><draw:g draw:style-name="gr2"><draw:line draw:style-name="gr54" draw:text-style-name="P96" svg:x1="4.831cm" svg:y1="2.508cm" svg:x2="4.628cm" svg:y2="2.318cm"><text:p/></draw:line><draw:line draw:style-name="gr54" draw:text-style-name="P96" svg:x1="4.831cm" svg:y1="2.318cm" svg:x2="4.628cm" svg:y2="2.508cm"><text:p/></draw:line></draw:g><draw:g draw:style-name="gr2"><draw:line draw:style-name="gr54" draw:text-style-name="P96" svg:x1="1.492cm" svg:y1="6.24cm" svg:x2="1.289cm" svg:y2="6.05cm"><text:p/></draw:line><draw:line draw:style-name="gr54" draw:text-style-name="P96" svg:x1="1.492cm" svg:y1="6.05cm" svg:x2="1.289cm" svg:y2="6.24cm"><text:p/></draw:line></draw:g><draw:frame draw:style-name="gr57" draw:text-style-name="P99" svg:width="0.833cm" svg:height="0.749cm" draw:transform="rotate (0.0106465084371654) translate (2.57704166666667cm 7.98865277777778cm)"><draw:text-box><text:p text:style-name="P97"><text:span text:style-name="T68">U</text:span></text:p></draw:text-box></draw:frame><draw:g draw:style-name="gr2"><draw:line draw:style-name="gr54" draw:text-style-name="P96" svg:x1="0.672cm" svg:y1="4.824cm" svg:x2="0.469cm" svg:y2="4.634cm"><text:p/></draw:line><draw:line draw:style-name="gr54" draw:text-style-name="P96" svg:x1="0.672cm" svg:y1="4.634cm" svg:x2="0.469cm" svg:y2="4.824cm"><text:p/></draw:line></draw:g><draw:frame draw:style-name="gr58" draw:text-style-name="P99" svg:width="0.835cm" svg:height="0.745cm" draw:transform="rotate (-0.00418879020478726) translate (-0.0864305555555556cm 4.39031944444444cm)"><draw:text-box><text:p text:style-name="P97"><text:span text:style-name="T68">V</text:span></text:p></draw:text-box></draw:frame><draw:g draw:style-name="gr2"><draw:line draw:style-name="gr54" draw:text-style-name="P96" svg:x1="3.17cm" svg:y1="2.497cm" svg:x2="2.967cm" svg:y2="2.307cm"><text:p/></draw:line><draw:line draw:style-name="gr54" draw:text-style-name="P96" svg:x1="3.17cm" svg:y1="2.307cm" svg:x2="2.967cm" svg:y2="2.497cm"><text:p/></draw:line></draw:g><draw:frame draw:style-name="gr58" draw:text-style-name="P99" svg:width="0.833cm" svg:height="0.745cm" draw:transform="rotate (0.0190240888467382) translate (2.95980555555556cm 1.74625cm)"><draw:text-box><text:p text:style-name="P97"><text:span text:style-name="T68">P</text:span></text:p></draw:text-box></draw:frame><draw:frame draw:style-name="gr57" draw:text-style-name="P99" svg:width="0.84cm" svg:height="0.749cm" draw:transform="rotate (0.010471975511966) translate (4.56318055555556cm 6.11716666666667cm)"><draw:text-box><text:p text:style-name="P97"><text:span text:style-name="T68">R</text:span></text:p></draw:text-box></draw:frame><draw:g draw:style-name="gr2"><draw:line draw:style-name="gr54" draw:text-style-name="P96" svg:x1="3.151cm" svg:y1="8.103cm" svg:x2="2.948cm" svg:y2="7.913cm"><text:p/></draw:line><draw:line draw:style-name="gr54" draw:text-style-name="P96" svg:x1="3.151cm" svg:y1="7.913cm" svg:x2="2.948cm" svg:y2="8.103cm"><text:p/></draw:line></draw:g></draw:g></text:p>
          </table:table-cell>
          <table:table-cell table:style-name="Tableau1.B1" office:value-type="string">
            <text:p text:style-name="P35"><text:span text:style-name="_5f_pointillés_20_gris"><text:span text:style-name="T20"><text:tab/><text:tab/><text:tab/><text:tab/><text:tab/><text:tab/></text:span></text:span></text:p>
            <text:p text:style-name="P36"><text:span text:style-name="_5f_pointillés_20_gris"><text:span text:style-name="T20"><text:tab/></text:span></text:span></text:p>
            <text:p text:style-name="P36"><text:span text:style-name="_5f_pointillés_20_gris"><text:span text:style-name="T20"><text:tab/></text:span></text:span></text:p>
            <text:p text:style-name="P36"><text:span text:style-name="_5f_pointillés_20_gris"><text:span text:style-name="T20"><text:tab/></text:span></text:span></text:p>
            <text:p text:style-name="P36"><text:span text:style-name="_5f_pointillés_20_gris"><text:span text:style-name="T20"><text:tab/></text:span></text:span></text:p>
            <text:p text:style-name="P36"><text:span text:style-name="_5f_pointillés_20_gris"><text:span text:style-name="T20"><text:tab/></text:span></text:span></text:p>
          </table:table-cell>
        </table:table-row>
      </table:table>
      <text:list xml:id="list94529197412928" text:continue-numbering="true" text:style-name="liste_5f_abc">
        <text:list-item>
          <text:p text:style-name="P48"><text:span text:style-name="_5f_BVS"><text:span text:style-name="T27">Place sur la figure les points suivants d’après leurs coordonnées.</text:span></text:span></text:p>
        </text:list-item>
      </text:list>
      <text:p text:style-name="P23"><text:span text:style-name="_5f_BVS"><text:span text:style-name="T28">B(1; </text:span></text:span><text:span text:style-name="_5f_BVS"><text:span text:style-name="T30">0</text:span></text:span><text:span text:style-name="_5f_BVS"><text:span text:style-name="T28">; </text:span></text:span><text:span text:style-name="_5f_BVS"><text:span text:style-name="T30">1</text:span></text:span><text:span text:style-name="_5f_BVS"><text:span text:style-name="T28">) <text:s text:c="2"/></text:span></text:span><text:span text:style-name="_5f_BVS"><text:span text:style-name="T29">C</text:span></text:span><text:span text:style-name="_5f_BVS"><text:span text:style-name="T28">(</text:span></text:span><text:span text:style-name="_5f_opensymbol"><text:span text:style-name="T45">─</text:span></text:span><text:span text:style-name="_5f_BVS"><text:span text:style-name="T28">1; </text:span></text:span><text:span text:style-name="_5f_BVS"><text:span text:style-name="T30">0</text:span></text:span><text:span text:style-name="_5f_BVS"><text:span text:style-name="T28">; </text:span></text:span><text:span text:style-name="_5f_BVS"><text:span text:style-name="T30">2</text:span></text:span><text:span text:style-name="_5f_BVS"><text:span text:style-name="T28">) <text:s text:c="2"/></text:span></text:span><text:span text:style-name="_5f_BVS"><text:span text:style-name="T29">D</text:span></text:span><text:span text:style-name="_5f_BVS"><text:span text:style-name="T28">(1; 1; 0) <text:s text:c="2"/></text:span></text:span><text:span text:style-name="_5f_BVS"><text:span text:style-name="T29">E</text:span></text:span><text:span text:style-name="_5f_BVS"><text:span text:style-name="T28">(</text:span></text:span><text:span text:style-name="_5f_BVS"><text:span text:style-name="T31">2</text:span></text:span><text:span text:style-name="_5f_BVS"><text:span text:style-name="T28">; </text:span></text:span><text:span text:style-name="_5f_BVS"><text:span text:style-name="T31">2 </text:span></text:span><text:span text:style-name="_5f_BVS"><text:span text:style-name="T28">; </text:span></text:span><text:span text:style-name="_5f_opensymbol"><text:span text:style-name="T45">─</text:span></text:span><text:span text:style-name="_5f_BVS"><text:span text:style-name="T31">2</text:span></text:span><text:span text:style-name="_5f_BVS"><text:span text:style-name="T28">)</text:span></text:span></text:p>
      <text:list xml:id="list94529368147531" text:continue-list="list94530148283890" text:style-name="Num_5f_Exo">
        <text:list-item>
          <text:h text:style-name="P66" text:outline-level="1"><text:soft-page-break/><text:span text:style-name="_5f_BVS"><text:span text:style-name="T32">Dans le repère ci-dessous, place les points:</text:span></text:span></text:h>
        </text:list-item>
      </text:list>
      <text:p text:style-name="P41"><text:span text:style-name="_5f_BVS"><text:span text:style-name="T32">A(1 ; </text:span></text:span><text:span text:style-name="_5f_BVS"><text:span text:style-name="T33">0 </text:span></text:span><text:span text:style-name="_5f_BVS"><text:span text:style-name="T32">; 3), B(0 ; 3 ; 2), C(3 ; 0 ; 2), D(1,5 ; 4 ; 0) et E(2,5 ; </text:span></text:span><text:span text:style-name="_5f_BVS"><text:span text:style-name="T33">0 </text:span></text:span><text:span text:style-name="_5f_BVS"><text:span text:style-name="T32">; 1).</text:span></text:span></text:p>
      <text:p text:style-name="_5f_Paragraphe_20_livret_20_"><draw:g text:anchor-type="paragraph" draw:z-index="18" draw:name="Forme4" draw:style-name="gr1"><draw:line draw:style-name="gr3" draw:text-style-name="P74" svg:x1="0.075cm" svg:y1="0.71cm" svg:x2="9.075cm" svg:y2="0.71cm"><text:p/></draw:line><draw:line draw:style-name="gr4" draw:text-style-name="P74" svg:x1="0.075cm" svg:y1="7.697cm" svg:x2="0.075cm" svg:y2="0.217cm"><text:p/></draw:line><draw:line draw:style-name="gr5" draw:text-style-name="P74" svg:x1="1.575cm" svg:y1="0.217cm" svg:x2="1.579cm" svg:y2="7.702cm"><text:p/></draw:line><draw:line draw:style-name="gr6" draw:text-style-name="P74" svg:x1="0.075cm" svg:y1="0.21cm" svg:x2="9.075cm" svg:y2="0.21cm"><text:p/></draw:line><draw:line draw:style-name="gr7" draw:text-style-name="P74" svg:x1="0.075cm" svg:y1="1.706cm" svg:x2="9.062cm" svg:y2="1.706cm"><text:p/></draw:line><draw:line draw:style-name="gr8" draw:text-style-name="P74" svg:x1="0.075cm" svg:y1="1.207cm" svg:x2="9.073cm" svg:y2="1.207cm"><text:p/></draw:line><draw:line draw:style-name="gr9" draw:text-style-name="P74" svg:x1="0.575cm" svg:y1="0.21cm" svg:x2="0.575cm" svg:y2="7.686cm"><text:p/></draw:line><draw:line draw:style-name="gr10" draw:text-style-name="P74" svg:x1="1.074cm" svg:y1="0.21cm" svg:x2="1.074cm" svg:y2="7.686cm"><text:p/></draw:line><draw:line draw:style-name="gr4" draw:text-style-name="P74" svg:x1="2.072cm" svg:y1="7.697cm" svg:x2="2.072cm" svg:y2="0.217cm"><text:p/></draw:line><draw:line draw:style-name="gr5" draw:text-style-name="P74" svg:x1="3.577cm" svg:y1="0.217cm" svg:x2="3.581cm" svg:y2="7.702cm"><text:p/></draw:line><draw:line draw:style-name="gr9" draw:text-style-name="P74" svg:x1="2.573cm" svg:y1="0.21cm" svg:x2="2.573cm" svg:y2="7.686cm"><text:p/></draw:line><draw:line draw:style-name="gr10" draw:text-style-name="P74" svg:x1="3.076cm" svg:y1="0.21cm" svg:x2="3.076cm" svg:y2="7.686cm"><text:p/></draw:line><draw:line draw:style-name="gr4" draw:text-style-name="P74" svg:x1="4.075cm" svg:y1="7.697cm" svg:x2="4.075cm" svg:y2="0.217cm"><text:p/></draw:line><draw:line draw:style-name="gr5" draw:text-style-name="P74" svg:x1="5.575cm" svg:y1="0.217cm" svg:x2="5.579cm" svg:y2="7.702cm"><text:p/></draw:line><draw:line draw:style-name="gr9" draw:text-style-name="P74" svg:x1="4.575cm" svg:y1="0.21cm" svg:x2="4.575cm" svg:y2="7.686cm"><text:p/></draw:line><draw:line draw:style-name="gr10" draw:text-style-name="P74" svg:x1="5.075cm" svg:y1="0.21cm" svg:x2="5.075cm" svg:y2="7.686cm"><text:p/></draw:line><draw:line draw:style-name="gr4" draw:text-style-name="P74" svg:x1="6.075cm" svg:y1="7.697cm" svg:x2="6.075cm" svg:y2="0.217cm"><text:p/></draw:line><draw:line draw:style-name="gr5" draw:text-style-name="P74" svg:x1="7.574cm" svg:y1="0.217cm" svg:x2="7.578cm" svg:y2="7.702cm"><text:p/></draw:line><draw:line draw:style-name="gr9" draw:text-style-name="P74" svg:x1="6.575cm" svg:y1="0.21cm" svg:x2="6.575cm" svg:y2="7.686cm"><text:p/></draw:line><draw:line draw:style-name="gr10" draw:text-style-name="P74" svg:x1="7.075cm" svg:y1="0.21cm" svg:x2="7.075cm" svg:y2="7.686cm"><text:p/></draw:line><draw:line draw:style-name="gr4" draw:text-style-name="P74" svg:x1="8.075cm" svg:y1="7.697cm" svg:x2="8.075cm" svg:y2="0.217cm"><text:p/></draw:line><draw:line draw:style-name="gr9" draw:text-style-name="P74" svg:x1="8.572cm" svg:y1="0.21cm" svg:x2="8.572cm" svg:y2="7.686cm"><text:p/></draw:line><draw:line draw:style-name="gr10" draw:text-style-name="P74" svg:x1="9.075cm" svg:y1="0.21cm" svg:x2="9.075cm" svg:y2="7.686cm"><text:p/></draw:line><draw:line draw:style-name="gr3" draw:text-style-name="P74" svg:x1="0.075cm" svg:y1="2.707cm" svg:x2="9.075cm" svg:y2="2.707cm"><text:p/></draw:line><draw:line draw:style-name="gr6" draw:text-style-name="P74" svg:x1="0.075cm" svg:y1="2.207cm" svg:x2="9.075cm" svg:y2="2.207cm"><text:p/></draw:line><draw:line draw:style-name="gr7" draw:text-style-name="P74" svg:x1="0.075cm" svg:y1="3.706cm" svg:x2="9.062cm" svg:y2="3.706cm"><text:p/></draw:line><draw:line draw:style-name="gr8" draw:text-style-name="P74" svg:x1="0.075cm" svg:y1="3.207cm" svg:x2="9.073cm" svg:y2="3.207cm"><text:p/></draw:line><draw:line draw:style-name="gr3" draw:text-style-name="P74" svg:x1="0.075cm" svg:y1="4.708cm" svg:x2="9.075cm" svg:y2="4.708cm"><text:p/></draw:line><draw:line draw:style-name="gr6" draw:text-style-name="P74" svg:x1="0.075cm" svg:y1="4.207cm" svg:x2="9.075cm" svg:y2="4.207cm"><text:p/></draw:line><draw:line draw:style-name="gr7" draw:text-style-name="P74" svg:x1="0.075cm" svg:y1="5.708cm" svg:x2="9.062cm" svg:y2="5.708cm"><text:p/></draw:line><draw:line draw:style-name="gr8" draw:text-style-name="P74" svg:x1="0.075cm" svg:y1="5.207cm" svg:x2="9.073cm" svg:y2="5.207cm"><text:p/></draw:line><draw:line draw:style-name="gr3" draw:text-style-name="P74" svg:x1="0.075cm" svg:y1="6.709cm" svg:x2="9.075cm" svg:y2="6.709cm"><text:p/></draw:line><draw:line draw:style-name="gr6" draw:text-style-name="P74" svg:x1="0.075cm" svg:y1="6.209cm" svg:x2="9.075cm" svg:y2="6.209cm"><text:p/></draw:line><draw:line draw:style-name="gr8" draw:text-style-name="P74" svg:x1="0.075cm" svg:y1="7.209cm" svg:x2="9.073cm" svg:y2="7.209cm"><text:p/></draw:line><draw:line draw:style-name="gr8" draw:text-style-name="P74" svg:x1="0.075cm" svg:y1="7.71cm" svg:x2="9.073cm" svg:y2="7.71cm"><text:p/></draw:line><draw:g draw:style-name="gr2"><draw:line draw:style-name="gr11" draw:text-style-name="P75" svg:x1="4.075cm" svg:y1="4.202cm" svg:x2="9.076cm" svg:y2="4.202cm"><text:p/></draw:line><draw:line draw:style-name="gr11" draw:text-style-name="P75" svg:x1="4.075cm" svg:y1="4.202cm" svg:x2="4.075cm" svg:y2="0.217cm"><text:p/></draw:line><draw:line draw:style-name="gr11" draw:text-style-name="P75" svg:x1="4.075cm" svg:y1="4.201cm" svg:x2="0.575cm" svg:y2="7.701cm"><text:p/></draw:line><draw:frame draw:style-name="gr15" draw:text-style-name="P76" svg:width="1.1cm" svg:height="0.802cm" svg:x="3.376cm" svg:y="0.101cm"><draw:text-box><text:p text:style-name="P71"><text:span text:style-name="T63">z</text:span></text:p></draw:text-box></draw:frame><draw:frame draw:style-name="gr13" draw:text-style-name="P72" svg:width="0.576cm" svg:height="0.8cm" svg:x="8.384cm" svg:y="3.502cm"><draw:text-box><text:p text:style-name="P71"><text:span text:style-name="T63">y</text:span></text:p></draw:text-box></draw:frame><draw:frame draw:style-name="gr15" draw:text-style-name="P77" svg:width="1.1cm" svg:height="0.802cm" svg:x="0.776cm" svg:y="7.201cm"><draw:text-box><text:p text:style-name="P71"><text:span text:style-name="T65">x</text:span></text:p></draw:text-box></draw:frame><draw:line draw:style-name="gr14" draw:text-style-name="P75" svg:x1="5.075cm" svg:y1="4.102cm" svg:x2="5.075cm" svg:y2="4.302cm"><text:p/></draw:line><draw:line draw:style-name="gr14" draw:text-style-name="P75" svg:x1="3.145cm" svg:y1="5.274cm" svg:x2="3.004cm" svg:y2="5.133cm"><text:p/></draw:line><draw:frame draw:style-name="gr15" draw:text-style-name="P73" svg:width="1.101cm" svg:height="0.802cm" svg:x="3.475cm" svg:y="2.6cm"><draw:text-box><text:p text:style-name="P71"><text:span text:style-name="T64">1</text:span></text:p></draw:text-box></draw:frame><draw:frame draw:style-name="gr15" draw:text-style-name="P73" svg:width="1.1cm" svg:height="0.802cm" svg:x="4.976cm" svg:y="3.602cm"><draw:text-box><text:p text:style-name="P71"><text:span text:style-name="T64">1</text:span></text:p></draw:text-box></draw:frame><draw:frame draw:style-name="gr13" draw:text-style-name="P73" svg:width="1.101cm" svg:height="0.8cm" svg:x="2.475cm" svg:y="4.701cm"><draw:text-box><text:p text:style-name="P71"><text:span text:style-name="T64">1</text:span></text:p></draw:text-box></draw:frame><draw:frame draw:style-name="gr13" draw:text-style-name="P73" svg:width="1.1cm" svg:height="0.8cm" svg:x="3.376cm" svg:y="3.701cm"><draw:text-box><text:p text:style-name="P71"><text:span text:style-name="T64">O</text:span></text:p></draw:text-box></draw:frame><draw:line draw:style-name="gr14" draw:text-style-name="P75" svg:x1="3.975cm" svg:y1="3.205cm" svg:x2="4.175cm" svg:y2="3.205cm"><text:p/></draw:line></draw:g></draw:g><text:span text:style-name="_5f_BVS"><text:span text:style-name="T32"/></text:span></text:p>
      <text:p text:style-name="_5f_Paragraphe_20_livret_20_"><text:span text:style-name="_5f_BVS"><text:span text:style-name="T32"/></text:span></text:p>
      <text:p text:style-name="_5f_Paragraphe_20_livret_20_"><text:span text:style-name="_5f_BVS"><text:span text:style-name="T32"/></text:span></text:p>
      <text:p text:style-name="_5f_Paragraphe_20_livret_20_"><text:span text:style-name="_5f_BVS"><text:span text:style-name="T32"/></text:span></text:p>
      <text:p text:style-name="_5f_Paragraphe_20_livret_20_"><text:span text:style-name="_5f_BVS"><text:span text:style-name="T32"/></text:span></text:p>
      <text:p text:style-name="_5f_Paragraphe_20_livret_20_"><text:span text:style-name="_5f_BVS"><text:span text:style-name="T32"/></text:span></text:p>
      <text:p text:style-name="_5f_Paragraphe_20_livret_20_"><text:span text:style-name="_5f_BVS"><text:span text:style-name="T32"/></text:span></text:p>
      <text:p text:style-name="_5f_Paragraphe_20_livret_20_"><text:span text:style-name="_5f_BVS"><text:span text:style-name="T32"/></text:span></text:p>
      <text:p text:style-name="_5f_Paragraphe_20_livret_20_"><text:span text:style-name="_5f_BVS"><text:span text:style-name="T32"/></text:span></text:p>
      <text:p text:style-name="_5f_Paragraphe_20_livret_20_"><text:span text:style-name="_5f_BVS"><text:span text:style-name="T32"/></text:span></text:p>
      <text:p text:style-name="_5f_Paragraphe_20_livret_20_"><text:span text:style-name="_5f_BVS"><text:span text:style-name="T32"/></text:span></text:p>
      <text:p text:style-name="_5f_Paragraphe_20_livret_20_"><text:span text:style-name="_5f_BVS"><text:span text:style-name="T32"/></text:span></text:p>
      <text:p text:style-name="_5f_Paragraphe_20_livret_20_"><text:span text:style-name="_5f_BVS"><text:span text:style-name="T32"/></text:span></text:p>
      <text:p text:style-name="_5f_Paragraphe_20_livret_20_"><text:span text:style-name="_5f_BVS"><text:span text:style-name="T32"/></text:span></text:p>
      <text:p text:style-name="_5f_Paragraphe_20_livret_20_"><text:span text:style-name="_5f_BVS"><text:span text:style-name="T32"/></text:span></text:p>
      <text:list xml:id="list94528381782930" text:continue-numbering="true" text:style-name="Num_5f_Exo">
        <text:list-item>
          <text:h text:style-name="P42" text:outline-level="1"><text:span text:style-name="_5f_BVS"><text:span text:style-name="T34">On considère le repère ci-dessous.</text:span></text:span></text:h>
        </text:list-item>
      </text:list>
      <text:h text:style-name="P43" text:outline-level="1"><draw:g text:anchor-type="paragraph" draw:z-index="17" draw:name="Forme6" draw:style-name="gr18"><draw:g draw:style-name="gr2"><draw:line draw:style-name="gr3" draw:text-style-name="P74" svg:x1="0.097cm" svg:y1="0.607cm" svg:x2="9.097cm" svg:y2="0.607cm"><text:p/></draw:line><draw:line draw:style-name="gr4" draw:text-style-name="P74" svg:x1="0.097cm" svg:y1="8.594cm" svg:x2="0.097cm" svg:y2="0.115cm"><text:p/></draw:line><draw:line draw:style-name="gr5" draw:text-style-name="P74" svg:x1="1.598cm" svg:y1="0.117cm" svg:x2="1.602cm" svg:y2="8.602cm"><text:p/></draw:line><draw:line draw:style-name="gr6" draw:text-style-name="P74" svg:x1="0.097cm" svg:y1="0.107cm" svg:x2="9.097cm" svg:y2="0.107cm"><text:p/></draw:line><draw:line draw:style-name="gr7" draw:text-style-name="P74" svg:x1="0.097cm" svg:y1="1.606cm" svg:x2="9.084cm" svg:y2="1.606cm"><text:p/></draw:line><draw:line draw:style-name="gr8" draw:text-style-name="P74" svg:x1="0.097cm" svg:y1="1.107cm" svg:x2="9.095cm" svg:y2="1.107cm"><text:p/></draw:line><draw:line draw:style-name="gr9" draw:text-style-name="P74" svg:x1="0.598cm" svg:y1="0.107cm" svg:x2="0.598cm" svg:y2="8.581cm"><text:p/></draw:line><draw:line draw:style-name="gr10" draw:text-style-name="P74" svg:x1="1.098cm" svg:y1="0.107cm" svg:x2="1.098cm" svg:y2="8.581cm"><text:p/></draw:line><draw:line draw:style-name="gr4" draw:text-style-name="P74" svg:x1="2.099cm" svg:y1="8.594cm" svg:x2="2.099cm" svg:y2="0.115cm"><text:p/></draw:line><draw:line draw:style-name="gr5" draw:text-style-name="P74" svg:x1="3.599cm" svg:y1="0.117cm" svg:x2="3.603cm" svg:y2="8.602cm"><text:p/></draw:line><draw:line draw:style-name="gr9" draw:text-style-name="P74" svg:x1="2.599cm" svg:y1="0.107cm" svg:x2="2.599cm" svg:y2="8.581cm"><text:p/></draw:line><draw:line draw:style-name="gr10" draw:text-style-name="P74" svg:x1="3.099cm" svg:y1="0.107cm" svg:x2="3.099cm" svg:y2="8.581cm"><text:p/></draw:line><draw:line draw:style-name="gr4" draw:text-style-name="P74" svg:x1="4.099cm" svg:y1="8.594cm" svg:x2="4.099cm" svg:y2="0.115cm"><text:p/></draw:line><draw:line draw:style-name="gr5" draw:text-style-name="P74" svg:x1="5.595cm" svg:y1="0.117cm" svg:x2="5.599cm" svg:y2="8.602cm"><text:p/></draw:line><draw:line draw:style-name="gr9" draw:text-style-name="P74" svg:x1="4.599cm" svg:y1="0.107cm" svg:x2="4.599cm" svg:y2="8.581cm"><text:p/></draw:line><draw:line draw:style-name="gr10" draw:text-style-name="P74" svg:x1="5.099cm" svg:y1="0.107cm" svg:x2="5.099cm" svg:y2="8.581cm"><text:p/></draw:line><draw:line draw:style-name="gr4" draw:text-style-name="P74" svg:x1="6.096cm" svg:y1="8.594cm" svg:x2="6.096cm" svg:y2="0.115cm"><text:p/></draw:line><draw:line draw:style-name="gr5" draw:text-style-name="P74" svg:x1="7.597cm" svg:y1="0.117cm" svg:x2="7.601cm" svg:y2="8.602cm"><text:p/></draw:line><draw:line draw:style-name="gr9" draw:text-style-name="P74" svg:x1="6.596cm" svg:y1="0.107cm" svg:x2="6.596cm" svg:y2="8.581cm"><text:p/></draw:line><draw:line draw:style-name="gr10" draw:text-style-name="P74" svg:x1="7.097cm" svg:y1="0.107cm" svg:x2="7.097cm" svg:y2="8.581cm"><text:p/></draw:line><draw:line draw:style-name="gr4" draw:text-style-name="P74" svg:x1="8.098cm" svg:y1="8.594cm" svg:x2="8.098cm" svg:y2="0.115cm"><text:p/></draw:line><draw:line draw:style-name="gr9" draw:text-style-name="P74" svg:x1="8.599cm" svg:y1="0.107cm" svg:x2="8.599cm" svg:y2="8.581cm"><text:p/></draw:line><draw:line draw:style-name="gr10" draw:text-style-name="P74" svg:x1="9.098cm" svg:y1="0.107cm" svg:x2="9.098cm" svg:y2="8.581cm"><text:p/></draw:line><draw:line draw:style-name="gr3" draw:text-style-name="P74" svg:x1="0.097cm" svg:y1="2.607cm" svg:x2="9.097cm" svg:y2="2.607cm"><text:p/></draw:line><draw:line draw:style-name="gr6" draw:text-style-name="P74" svg:x1="0.097cm" svg:y1="2.107cm" svg:x2="9.097cm" svg:y2="2.107cm"><text:p/></draw:line><draw:line draw:style-name="gr7" draw:text-style-name="P74" svg:x1="0.097cm" svg:y1="3.606cm" svg:x2="9.084cm" svg:y2="3.606cm"><text:p/></draw:line><draw:line draw:style-name="gr8" draw:text-style-name="P74" svg:x1="0.097cm" svg:y1="3.107cm" svg:x2="9.095cm" svg:y2="3.107cm"><text:p/></draw:line><draw:line draw:style-name="gr3" draw:text-style-name="P74" svg:x1="0.097cm" svg:y1="4.607cm" svg:x2="9.097cm" svg:y2="4.607cm"><text:p/></draw:line><draw:line draw:style-name="gr6" draw:text-style-name="P74" svg:x1="0.097cm" svg:y1="4.107cm" svg:x2="9.097cm" svg:y2="4.107cm"><text:p/></draw:line><draw:line draw:style-name="gr7" draw:text-style-name="P74" svg:x1="0.097cm" svg:y1="5.606cm" svg:x2="9.084cm" svg:y2="5.606cm"><text:p/></draw:line><draw:line draw:style-name="gr8" draw:text-style-name="P74" svg:x1="0.097cm" svg:y1="5.107cm" svg:x2="9.095cm" svg:y2="5.107cm"><text:p/></draw:line><draw:line draw:style-name="gr3" draw:text-style-name="P74" svg:x1="0.097cm" svg:y1="6.607cm" svg:x2="9.097cm" svg:y2="6.607cm"><text:p/></draw:line><draw:line draw:style-name="gr6" draw:text-style-name="P74" svg:x1="0.097cm" svg:y1="6.107cm" svg:x2="9.097cm" svg:y2="6.107cm"><text:p/></draw:line><draw:line draw:style-name="gr8" draw:text-style-name="P74" svg:x1="0.097cm" svg:y1="7.107cm" svg:x2="9.095cm" svg:y2="7.107cm"><text:p/></draw:line><draw:line draw:style-name="gr8" draw:text-style-name="P74" svg:x1="0.097cm" svg:y1="7.607cm" svg:x2="9.095cm" svg:y2="7.607cm"><text:p/></draw:line><draw:line draw:style-name="gr8" draw:text-style-name="P74" svg:x1="0.097cm" svg:y1="8.107cm" svg:x2="9.095cm" svg:y2="8.107cm"><text:p/></draw:line><draw:line draw:style-name="gr8" draw:text-style-name="P74" svg:x1="0.097cm" svg:y1="8.598cm" svg:x2="9.095cm" svg:y2="8.598cm"><text:p/></draw:line></draw:g><draw:g draw:style-name="gr2"><draw:line draw:style-name="gr11" draw:text-style-name="P69" svg:x1="3.099cm" svg:y1="5.6cm" svg:x2="9.099cm" svg:y2="5.6cm"><text:p/></draw:line><draw:line draw:style-name="gr11" draw:text-style-name="P69" svg:x1="3.099cm" svg:y1="5.6cm" svg:x2="3.099cm" svg:y2="0.1cm"><text:p/></draw:line><draw:line draw:style-name="gr11" draw:text-style-name="P69" svg:x1="3.097cm" svg:y1="5.6cm" svg:x2="0.097cm" svg:y2="8.6cm"><text:p/></draw:line><draw:frame draw:style-name="gr15" draw:text-style-name="P76" svg:width="1.101cm" svg:height="0.802cm" svg:x="2.397cm" svg:y="0cm"><draw:text-box><text:p text:style-name="P71"><text:span text:style-name="T63">z</text:span></text:p></draw:text-box></draw:frame><draw:frame draw:style-name="gr15" draw:text-style-name="P76" svg:width="1.1cm" svg:height="0.802cm" svg:x="8.5cm" svg:y="4.8cm"><draw:text-box><text:p text:style-name="P71"><text:span text:style-name="T63">y</text:span></text:p></draw:text-box></draw:frame><draw:frame draw:style-name="gr15" draw:text-style-name="P76" svg:width="1.1cm" svg:height="0.802cm" svg:x="0.299cm" svg:y="8.026cm"><draw:text-box><text:p text:style-name="P71"><text:span text:style-name="T63">x</text:span></text:p></draw:text-box></draw:frame><draw:line draw:style-name="gr14" draw:text-style-name="P69" svg:x1="4.099cm" svg:y1="5.5cm" svg:x2="4.099cm" svg:y2="5.7cm"><text:p/></draw:line><draw:line draw:style-name="gr14" draw:text-style-name="P69" svg:x1="2.169cm" svg:y1="6.67cm" svg:x2="2.028cm" svg:y2="6.529cm"><text:p/></draw:line><draw:frame draw:style-name="gr15" draw:text-style-name="P73" svg:width="1.101cm" svg:height="0.802cm" svg:x="2.499cm" svg:y="4.073cm"><draw:text-box><text:p text:style-name="P71"><text:span text:style-name="T64">1</text:span></text:p></draw:text-box></draw:frame><draw:frame draw:style-name="gr13" draw:text-style-name="P73" svg:width="1.101cm" svg:height="0.8cm" svg:x="3.998cm" svg:y="5.001cm"><draw:text-box><text:p text:style-name="P71"><text:span text:style-name="T64">1</text:span></text:p></draw:text-box></draw:frame><draw:frame draw:style-name="gr15" draw:text-style-name="P73" svg:width="1.101cm" svg:height="0.802cm" svg:x="1.499cm" svg:y="6.1cm"><draw:text-box><text:p text:style-name="P71"><text:span text:style-name="T64">1</text:span></text:p></draw:text-box></draw:frame><draw:frame draw:style-name="gr15" draw:text-style-name="P73" svg:width="1.101cm" svg:height="0.802cm" svg:x="2.397cm" svg:y="5.099cm"><draw:text-box><text:p text:style-name="P71"><text:span text:style-name="T64">H</text:span></text:p></draw:text-box></draw:frame><draw:frame draw:style-name="gr13" draw:text-style-name="P73" svg:width="1.101cm" svg:height="0.8cm" svg:x="-0.101cm" svg:y="7.601cm"><draw:text-box><text:p text:style-name="P71"><text:span text:style-name="T64">E</text:span></text:p></draw:text-box></draw:frame><draw:frame draw:style-name="gr15" draw:text-style-name="P73" svg:width="1.101cm" svg:height="0.802cm" svg:x="0.125cm" svg:y="3.099cm"><draw:text-box><text:p text:style-name="P71"><text:span text:style-name="T64">I</text:span></text:p></draw:text-box></draw:frame><draw:line draw:style-name="gr14" draw:text-style-name="P69" svg:x1="0.598cm" svg:y1="3.6cm" svg:x2="0.598cm" svg:y2="8.1cm"><text:p/></draw:line><draw:line draw:style-name="gr14" draw:text-style-name="P69" svg:x1="5.595cm" svg:y1="3.6cm" svg:x2="5.595cm" svg:y2="8.1cm"><text:p/></draw:line><draw:line draw:style-name="gr14" draw:text-style-name="P69" svg:x1="8.098cm" svg:y1="1.1cm" svg:x2="8.098cm" svg:y2="5.6cm"><text:p/></draw:line><draw:line draw:style-name="gr14" draw:text-style-name="P69" svg:x1="0.598cm" svg:y1="3.6cm" svg:x2="5.598cm" svg:y2="3.6cm"><text:p/></draw:line><draw:line draw:style-name="gr14" draw:text-style-name="P69" svg:x1="0.598cm" svg:y1="8.1cm" svg:x2="5.598cm" svg:y2="8.1cm"><text:p/></draw:line><draw:line draw:style-name="gr14" draw:text-style-name="P69" svg:x1="3.099cm" svg:y1="1.1cm" svg:x2="8.099cm" svg:y2="1.1cm"><text:p/></draw:line><draw:line draw:style-name="gr14" draw:text-style-name="P69" svg:x1="0.598cm" svg:y1="3.6cm" svg:x2="3.098cm" svg:y2="1.1cm"><text:p/></draw:line><draw:line draw:style-name="gr14" draw:text-style-name="P69" svg:x1="5.595cm" svg:y1="3.6cm" svg:x2="8.095cm" svg:y2="1.1cm"><text:p/></draw:line><draw:line draw:style-name="gr14" draw:text-style-name="P69" svg:x1="5.595cm" svg:y1="8.1cm" svg:x2="8.095cm" svg:y2="5.6cm"><text:p/></draw:line><draw:frame draw:style-name="gr15" draw:text-style-name="P73" svg:width="1.101cm" svg:height="0.802cm" svg:x="2.524cm" svg:y="0.6cm"><draw:text-box><text:p text:style-name="P71"><text:span text:style-name="T64">L</text:span></text:p></draw:text-box></draw:frame><draw:frame draw:style-name="gr13" draw:text-style-name="P73" svg:width="1.1cm" svg:height="0.8cm" svg:x="5.131cm" svg:y="3cm"><draw:text-box><text:p text:style-name="P71"><text:span text:style-name="T64">J</text:span></text:p></draw:text-box></draw:frame><draw:frame draw:style-name="gr13" draw:text-style-name="P73" svg:width="1.1cm" svg:height="0.8cm" svg:x="5.406cm" svg:y="7.975cm"><draw:text-box><text:p text:style-name="P71"><text:span text:style-name="T64">F</text:span></text:p></draw:text-box></draw:frame><draw:frame draw:style-name="gr15" draw:text-style-name="P73" svg:width="1.101cm" svg:height="0.802cm" svg:x="7.999cm" svg:y="5.099cm"><draw:text-box><text:p text:style-name="P71"><text:span text:style-name="T64">G</text:span></text:p></draw:text-box></draw:frame><draw:frame draw:style-name="gr15" draw:text-style-name="P73" svg:width="1.101cm" svg:height="0.802cm" svg:x="7.999cm" svg:y="0.6cm"><draw:text-box><text:p text:style-name="P71"><text:span text:style-name="T64">K</text:span></text:p></draw:text-box></draw:frame><draw:line draw:style-name="gr14" draw:text-style-name="P69" svg:x1="2.995cm" svg:y1="4.6cm" svg:x2="3.195cm" svg:y2="4.6cm"><text:p/></draw:line></draw:g></draw:g><text:span text:style-name="_5f_BVS"><text:span text:style-name="T34"/></text:span></text:h>
      <text:h text:style-name="P43" text:outline-level="1"><text:span text:style-name="_5f_BVS"><text:span text:style-name="T34"/></text:span></text:h>
      <text:h text:style-name="P43" text:outline-level="1"><text:span text:style-name="_5f_BVS"><text:span text:style-name="T34"/></text:span></text:h>
      <text:h text:style-name="P43" text:outline-level="1"><text:span text:style-name="_5f_BVS"><text:span text:style-name="T34"/></text:span></text:h>
      <text:h text:style-name="P43" text:outline-level="1"><text:span text:style-name="_5f_BVS"><text:span text:style-name="T34"/></text:span></text:h>
      <text:h text:style-name="P43" text:outline-level="1"><text:span text:style-name="_5f_BVS"><text:span text:style-name="T34"/></text:span></text:h>
      <text:h text:style-name="P43" text:outline-level="1"><text:span text:style-name="_5f_BVS"><text:span text:style-name="T34"/></text:span></text:h>
      <text:h text:style-name="P43" text:outline-level="1"><text:span text:style-name="_5f_BVS"><text:span text:style-name="T34"/></text:span></text:h>
      <text:h text:style-name="P43" text:outline-level="1"><text:span text:style-name="_5f_BVS"><text:span text:style-name="T34"/></text:span></text:h>
      <text:h text:style-name="P43" text:outline-level="1"><text:span text:style-name="_5f_BVS"><text:span text:style-name="T34"/></text:span></text:h>
      <text:h text:style-name="P43" text:outline-level="1"><text:span text:style-name="_5f_BVS"><text:span text:style-name="T34"/></text:span></text:h>
      <text:h text:style-name="P43" text:outline-level="1"><text:span text:style-name="_5f_BVS"><text:span text:style-name="T34"/></text:span></text:h>
      <text:h text:style-name="P43" text:outline-level="1"><text:span text:style-name="_5f_BVS"><text:span text:style-name="T34"/></text:span></text:h>
      <text:p text:style-name="P32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P40"><text:span text:style-name="_5f_BVS"/></text:p>
      <text:list xml:id="list94529690493063" text:continue-list="list94529197412928" text:style-name="liste_5f_abc">
        <text:list-item text:start-value="1">
          <text:p text:style-name="P51"><text:span text:style-name="_5f_BVS">Place le</text:span><text:span text:style-name="_5f_BVS"><text:span text:style-name="T58">s</text:span></text:span><text:span text:style-name="_5f_BVS"> point</text:span><text:span text:style-name="_5f_BVS"><text:span text:style-name="T58">s</text:span></text:span><text:span text:style-name="_5f_BVS"> M milieu du segment [EF] </text:span><text:span text:style-name="_5f_BVS"><text:span text:style-name="T52">et N milieu du segment [IE].</text:span></text:span></text:p>
        </text:list-item>
        <text:list-item>
          <text:p text:style-name="P52"><text:span text:style-name="_5f_BVS"><text:span text:style-name="T52">Quelles sont les coordonnées de M et N ?</text:span></text:span></text:p>
        </text:list-item>
      </text:list>
      <text:p text:style-name="FILET_5f_POINTILLES"><text:span text:style-name="_5f_pointillés_20_gris"><text:tab/></text:span></text:p>
      <text:list xml:id="list94529899052806" text:continue-numbering="true" text:style-name="liste_5f_abc">
        <text:list-item>
          <text:p text:style-name="P57"><text:span text:style-name="_5f_BVS"><text:span text:style-name="T25">Place le</text:span></text:span><text:span text:style-name="_5f_BVS"><text:span text:style-name="T36">s</text:span></text:span><text:span text:style-name="_5f_BVS"><text:span text:style-name="T25"> point</text:span></text:span><text:span text:style-name="_5f_BVS"><text:span text:style-name="T36">s</text:span></text:span><text:span text:style-name="_5f_BVS"><text:span text:style-name="T23"> </text:span></text:span><text:span text:style-name="_5f_BVS"><text:span text:style-name="T38">suivants: <text:line-break/></text:span></text:span><text:span text:style-name="_5f_BVS"><text:span text:style-name="T35">P</text:span></text:span><text:span text:style-name="_5f_BVS"><text:span text:style-name="T23">(</text:span></text:span><text:span text:style-name="_5f_BVS"><text:span text:style-name="T35">2,5</text:span></text:span><text:span text:style-name="_5f_BVS"><text:span text:style-name="T23">; </text:span></text:span><text:span text:style-name="_5f_BVS"><text:span text:style-name="T35">5; </text:span></text:span><text:span text:style-name="_5f_BVS"><text:span text:style-name="T26">2</text:span></text:span><text:span text:style-name="_5f_BVS"><text:span text:style-name="T23">), </text:span></text:span><text:span text:style-name="_5f_BVS"><text:span text:style-name="T36">Q(1; 5; </text:span></text:span><text:span text:style-name="_5f_BVS"><text:span text:style-name="T46">1</text:span></text:span><text:span text:style-name="_5f_BVS"><text:span text:style-name="T36">) et R(0; 3; 4).</text:span></text:span></text:p>
        </text:list-item>
        <text:list-item>
          <text:p text:style-name="P53"><text:span text:style-name="_5f_BVS"><text:span text:style-name="T57">À</text:span></text:span><text:span text:style-name="_5f_BVS"> quelle face du </text:span><text:span text:style-name="_5f_BVS"><text:span text:style-name="T61">pavé droit</text:span></text:span><text:span text:style-name="_5f_BVS"><text:span text:style-name="T62"> </text:span></text:span><text:span text:style-name="_5f_BVS">appartient le point Q ? </text:span><text:span text:style-name="_5f_BVS"><text:span text:style-name="T50">e</text:span></text:span><text:span text:style-name="_5f_BVS">t le point R ?</text:span></text:p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94529895879165" text:continue-list="list94528381782930" text:style-name="Num_5f_Exo">
        <text:list-item>
          <text:h text:style-name="P67" text:outline-level="1"><text:span text:style-name="_5f_BVS"><text:span text:style-name="T37">On considère le repère ci-dessous.</text:span></text:span></text:h>
        </text:list-item>
      </text:list>
      <text:p text:style-name="_5f_Paragraphe_20_livret"><draw:g text:anchor-type="paragraph" draw:z-index="19" draw:name="Forme7" draw:style-name="gr1"><draw:g draw:style-name="gr2"><draw:line draw:style-name="gr3" draw:text-style-name="P74" svg:x1="0.075cm" svg:y1="0.603cm" svg:x2="9.075cm" svg:y2="0.603cm"><text:p/></draw:line><draw:line draw:style-name="gr4" draw:text-style-name="P74" svg:x1="0.075cm" svg:y1="7.589cm" svg:x2="0.075cm" svg:y2="0.11cm"><text:p/></draw:line><draw:line draw:style-name="gr5" draw:text-style-name="P74" svg:x1="1.575cm" svg:y1="0.112cm" svg:x2="1.579cm" svg:y2="7.596cm"><text:p/></draw:line><draw:line draw:style-name="gr6" draw:text-style-name="P74" svg:x1="0.075cm" svg:y1="0.103cm" svg:x2="9.075cm" svg:y2="0.103cm"><text:p/></draw:line><draw:line draw:style-name="gr7" draw:text-style-name="P74" svg:x1="0.075cm" svg:y1="1.602cm" svg:x2="9.062cm" svg:y2="1.602cm"><text:p/></draw:line><draw:line draw:style-name="gr8" draw:text-style-name="P74" svg:x1="0.075cm" svg:y1="1.103cm" svg:x2="9.073cm" svg:y2="1.103cm"><text:p/></draw:line><draw:line draw:style-name="gr9" draw:text-style-name="P74" svg:x1="0.575cm" svg:y1="0.103cm" svg:x2="0.575cm" svg:y2="7.578cm"><text:p/></draw:line><draw:line draw:style-name="gr10" draw:text-style-name="P74" svg:x1="1.075cm" svg:y1="0.103cm" svg:x2="1.075cm" svg:y2="7.578cm"><text:p/></draw:line><draw:line draw:style-name="gr4" draw:text-style-name="P74" svg:x1="2.075cm" svg:y1="7.589cm" svg:x2="2.075cm" svg:y2="0.11cm"><text:p/></draw:line><draw:line draw:style-name="gr5" draw:text-style-name="P74" svg:x1="3.577cm" svg:y1="0.112cm" svg:x2="3.581cm" svg:y2="7.596cm"><text:p/></draw:line><draw:line draw:style-name="gr9" draw:text-style-name="P74" svg:x1="2.575cm" svg:y1="0.103cm" svg:x2="2.575cm" svg:y2="7.578cm"><text:p/></draw:line><draw:line draw:style-name="gr10" draw:text-style-name="P74" svg:x1="3.076cm" svg:y1="0.103cm" svg:x2="3.076cm" svg:y2="7.578cm"><text:p/></draw:line><draw:line draw:style-name="gr4" draw:text-style-name="P74" svg:x1="4.075cm" svg:y1="7.589cm" svg:x2="4.075cm" svg:y2="0.11cm"><text:p/></draw:line><draw:line draw:style-name="gr5" draw:text-style-name="P74" svg:x1="5.575cm" svg:y1="0.112cm" svg:x2="5.579cm" svg:y2="7.596cm"><text:p/></draw:line><draw:line draw:style-name="gr9" draw:text-style-name="P74" svg:x1="4.575cm" svg:y1="0.103cm" svg:x2="4.575cm" svg:y2="7.578cm"><text:p/></draw:line><draw:line draw:style-name="gr10" draw:text-style-name="P74" svg:x1="5.075cm" svg:y1="0.103cm" svg:x2="5.075cm" svg:y2="7.578cm"><text:p/></draw:line><draw:line draw:style-name="gr4" draw:text-style-name="P74" svg:x1="6.075cm" svg:y1="7.589cm" svg:x2="6.075cm" svg:y2="0.11cm"><text:p/></draw:line><draw:line draw:style-name="gr5" draw:text-style-name="P74" svg:x1="7.575cm" svg:y1="0.112cm" svg:x2="7.579cm" svg:y2="7.596cm"><text:p/></draw:line><draw:line draw:style-name="gr9" draw:text-style-name="P74" svg:x1="6.575cm" svg:y1="0.103cm" svg:x2="6.575cm" svg:y2="7.578cm"><text:p/></draw:line><draw:line draw:style-name="gr10" draw:text-style-name="P74" svg:x1="7.075cm" svg:y1="0.103cm" svg:x2="7.075cm" svg:y2="7.578cm"><text:p/></draw:line><draw:line draw:style-name="gr4" draw:text-style-name="P74" svg:x1="8.075cm" svg:y1="7.589cm" svg:x2="8.075cm" svg:y2="0.11cm"><text:p/></draw:line><draw:line draw:style-name="gr9" draw:text-style-name="P74" svg:x1="8.575cm" svg:y1="0.103cm" svg:x2="8.575cm" svg:y2="7.578cm"><text:p/></draw:line><draw:line draw:style-name="gr10" draw:text-style-name="P74" svg:x1="9.075cm" svg:y1="0.103cm" svg:x2="9.075cm" svg:y2="7.578cm"><text:p/></draw:line><draw:line draw:style-name="gr3" draw:text-style-name="P74" svg:x1="0.075cm" svg:y1="2.603cm" svg:x2="9.075cm" svg:y2="2.603cm"><text:p/></draw:line><draw:line draw:style-name="gr6" draw:text-style-name="P74" svg:x1="0.075cm" svg:y1="2.103cm" svg:x2="9.075cm" svg:y2="2.103cm"><text:p/></draw:line><draw:line draw:style-name="gr7" draw:text-style-name="P74" svg:x1="0.075cm" svg:y1="3.602cm" svg:x2="9.062cm" svg:y2="3.602cm"><text:p/></draw:line><draw:line draw:style-name="gr8" draw:text-style-name="P74" svg:x1="0.075cm" svg:y1="3.103cm" svg:x2="9.073cm" svg:y2="3.103cm"><text:p/></draw:line><draw:line draw:style-name="gr3" draw:text-style-name="P74" svg:x1="0.075cm" svg:y1="4.603cm" svg:x2="9.075cm" svg:y2="4.603cm"><text:p/></draw:line><draw:line draw:style-name="gr6" draw:text-style-name="P74" svg:x1="0.075cm" svg:y1="4.103cm" svg:x2="9.075cm" svg:y2="4.103cm"><text:p/></draw:line><draw:line draw:style-name="gr7" draw:text-style-name="P74" svg:x1="0.075cm" svg:y1="5.602cm" svg:x2="9.062cm" svg:y2="5.602cm"><text:p/></draw:line><draw:line draw:style-name="gr8" draw:text-style-name="P74" svg:x1="0.075cm" svg:y1="5.103cm" svg:x2="9.073cm" svg:y2="5.103cm"><text:p/></draw:line><draw:line draw:style-name="gr3" draw:text-style-name="P74" svg:x1="0.075cm" svg:y1="6.603cm" svg:x2="9.075cm" svg:y2="6.603cm"><text:p/></draw:line><draw:line draw:style-name="gr6" draw:text-style-name="P74" svg:x1="0.075cm" svg:y1="6.103cm" svg:x2="9.075cm" svg:y2="6.103cm"><text:p/></draw:line><draw:line draw:style-name="gr8" draw:text-style-name="P74" svg:x1="0.075cm" svg:y1="7.103cm" svg:x2="9.073cm" svg:y2="7.103cm"><text:p/></draw:line><draw:line draw:style-name="gr8" draw:text-style-name="P74" svg:x1="0.075cm" svg:y1="7.603cm" svg:x2="9.073cm" svg:y2="7.603cm"><text:p/></draw:line></draw:g><draw:g draw:style-name="gr2"><draw:g draw:style-name="gr2"><draw:line draw:style-name="gr16" draw:text-style-name="P69" svg:x1="2.575cm" svg:y1="5.099cm" svg:x2="9.073cm" svg:y2="5.099cm"><text:p/></draw:line><draw:line draw:style-name="gr11" draw:text-style-name="P69" svg:x1="2.575cm" svg:y1="5.099cm" svg:x2="2.575cm" svg:y2="0.102cm"><text:p/></draw:line><draw:line draw:style-name="gr11" draw:text-style-name="P69" svg:x1="2.575cm" svg:y1="5.099cm" svg:x2="0.076cm" svg:y2="7.602cm"><text:p/></draw:line><draw:frame draw:style-name="gr17" draw:text-style-name="P72" svg:width="1.101cm" svg:height="0.802cm" svg:x="1.875cm" svg:y="0cm"><draw:text-box><text:p text:style-name="P71"><text:span text:style-name="T63">z</text:span></text:p></draw:text-box></draw:frame><draw:frame draw:style-name="gr17" draw:text-style-name="P72" svg:width="0.5cm" svg:height="0.802cm" svg:x="8.375cm" svg:y="4.399cm"><draw:text-box><text:p text:style-name="P71"><text:span text:style-name="T63">y</text:span></text:p></draw:text-box></draw:frame><draw:frame draw:style-name="gr13" draw:text-style-name="P72" svg:width="1.101cm" svg:height="0.8cm" svg:x="0.475cm" svg:y="7.001cm"><draw:text-box><text:p text:style-name="P71"><text:span text:style-name="T63">x</text:span></text:p></draw:text-box></draw:frame><draw:line draw:style-name="gr14" draw:text-style-name="P69" svg:x1="3.577cm" svg:y1="5cm" svg:x2="3.577cm" svg:y2="5.2cm"><text:p/></draw:line><draw:line draw:style-name="gr14" draw:text-style-name="P69" svg:x1="1.645cm" svg:y1="6.17cm" svg:x2="1.504cm" svg:y2="6.029cm"><text:p/></draw:line><draw:frame draw:style-name="gr15" draw:text-style-name="P73" svg:width="1.1cm" svg:height="0.802cm" svg:x="1.976cm" svg:y="3.5cm"><draw:text-box><text:p text:style-name="P71"><text:span text:style-name="T64">1</text:span></text:p></draw:text-box></draw:frame><draw:frame draw:style-name="gr15" draw:text-style-name="P73" svg:width="1.101cm" svg:height="0.802cm" svg:x="3.475cm" svg:y="5.099cm"><draw:text-box><text:p text:style-name="P71"><text:span text:style-name="T64">1</text:span></text:p></draw:text-box></draw:frame><draw:frame draw:style-name="gr15" draw:text-style-name="P73" svg:width="1.101cm" svg:height="0.802cm" svg:x="0.976cm" svg:y="5.5cm"><draw:text-box><text:p text:style-name="P71"><text:span text:style-name="T64">1</text:span></text:p></draw:text-box></draw:frame><draw:frame draw:style-name="gr13" draw:text-style-name="P73" svg:width="1.101cm" svg:height="0.8cm" svg:x="1.995cm" svg:y="4.6cm"><draw:text-box><text:p text:style-name="P71"><text:span text:style-name="T64">P</text:span></text:p></draw:text-box></draw:frame><draw:frame draw:style-name="gr15" draw:text-style-name="P73" svg:width="1.1cm" svg:height="0.802cm" svg:x="0.376cm" svg:y="6.1cm"><draw:text-box><text:p text:style-name="P71"><text:span text:style-name="T64">M</text:span></text:p></draw:text-box></draw:frame><draw:frame draw:style-name="gr13" draw:text-style-name="P73" svg:width="1.1cm" svg:height="0.8cm" svg:x="0.376cm" svg:y="2.101cm"><draw:text-box><text:p text:style-name="P71"><text:span text:style-name="T64">R</text:span></text:p></draw:text-box></draw:frame><draw:line draw:style-name="gr14" draw:text-style-name="P69" svg:x1="1.075cm" svg:y1="2.6cm" svg:x2="1.075cm" svg:y2="6.6cm"><text:p/></draw:line><draw:line draw:style-name="gr14" draw:text-style-name="P69" svg:x1="6.075cm" svg:y1="2.6cm" svg:x2="6.075cm" svg:y2="6.6cm"><text:p/></draw:line><draw:line draw:style-name="gr14" draw:text-style-name="P69" svg:x1="7.575cm" svg:y1="1.1cm" svg:x2="7.575cm" svg:y2="5.1cm"><text:p/></draw:line><draw:line draw:style-name="gr14" draw:text-style-name="P69" svg:x1="1.075cm" svg:y1="2.6cm" svg:x2="6.075cm" svg:y2="2.6cm"><text:p/></draw:line><draw:line draw:style-name="gr14" draw:text-style-name="P69" svg:x1="1.075cm" svg:y1="6.6cm" svg:x2="6.075cm" svg:y2="6.6cm"><text:p/></draw:line><draw:line draw:style-name="gr14" draw:text-style-name="P69" svg:x1="2.575cm" svg:y1="1.1cm" svg:x2="7.575cm" svg:y2="1.1cm"><text:p/></draw:line><draw:line draw:style-name="gr14" draw:text-style-name="P69" svg:x1="1.075cm" svg:y1="2.6cm" svg:x2="2.575cm" svg:y2="1.1cm"><text:p/></draw:line><draw:line draw:style-name="gr14" draw:text-style-name="P69" svg:x1="6.075cm" svg:y1="2.6cm" svg:x2="7.575cm" svg:y2="1.1cm"><text:p/></draw:line><draw:line draw:style-name="gr14" draw:text-style-name="P69" svg:x1="6.075cm" svg:y1="6.6cm" svg:x2="7.575cm" svg:y2="5.1cm"><text:p/></draw:line><draw:frame draw:style-name="gr15" draw:text-style-name="P73" svg:width="1.101cm" svg:height="0.802cm" svg:x="1.875cm" svg:y="0.6cm"><draw:text-box><text:p text:style-name="P71"><text:span text:style-name="T64">Q</text:span></text:p></draw:text-box></draw:frame><draw:frame draw:style-name="gr13" draw:text-style-name="P73" svg:width="1.101cm" svg:height="0.8cm" svg:x="5.523cm" svg:y="2.101cm"><draw:text-box><text:p text:style-name="P71"><text:span text:style-name="T64">S</text:span></text:p></draw:text-box></draw:frame><draw:frame draw:style-name="gr15" draw:text-style-name="P73" svg:width="1.101cm" svg:height="0.802cm" svg:x="5.862cm" svg:y="6.473cm"><draw:text-box><text:p text:style-name="P71"><text:span text:style-name="T64">N</text:span></text:p></draw:text-box></draw:frame><draw:frame draw:style-name="gr13" draw:text-style-name="P73" svg:width="1.1cm" svg:height="0.8cm" svg:x="7.389cm" svg:y="4.6cm"><draw:text-box><text:p text:style-name="P71"><text:span text:style-name="T64">O</text:span></text:p></draw:text-box></draw:frame><draw:frame draw:style-name="gr15" draw:text-style-name="P73" svg:width="1.1cm" svg:height="0.802cm" svg:x="7.375cm" svg:y="0.584cm"><draw:text-box><text:p text:style-name="P71"><text:span text:style-name="T64">T</text:span></text:p></draw:text-box></draw:frame><draw:line draw:style-name="gr14" draw:text-style-name="P69" svg:x1="2.475cm" svg:y1="4.1cm" svg:x2="2.675cm" svg:y2="4.1cm"><text:p/></draw:line></draw:g></draw:g></draw:g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P32"><text:span text:style-name="_5f_BVS"/></text:p>
      <text:list xml:id="list94528754067173" text:continue-list="list94529899052806" text:style-name="liste_5f_abc">
        <text:list-item text:start-value="1">
          <text:p text:style-name="P49">Quelles sont les coordonnées des points R, S, T et Q ?</text:p>
          <text:p text:style-name="P45"><text:span text:style-name="_5f_pointillés_20_gris"><text:tab/></text:span></text:p>
        </text:list-item>
      </text:list>
      <text:p text:style-name="P37"><text:span text:style-name="_5f_pointillés_20_gris"><text:tab/></text:span></text:p>
      <text:list xml:id="list94530130317682" text:continue-numbering="true" text:style-name="liste_5f_abc">
        <text:list-item>
          <text:p text:style-name="P54"><text:span text:style-name="_5f_BVS">Quelles coordonnées ont-ils en commun ?</text:span></text:p>
          <text:p text:style-name="P44"><text:span text:style-name="_5f_pointillés_20_gris"><text:tab/></text:span></text:p>
          <text:p text:style-name="P44"><text:span text:style-name="_5f_pointillés_20_gris"><text:tab/></text:span></text:p>
        </text:list-item>
        <text:list-item>
          <text:p text:style-name="P55"><text:span text:style-name="_5f_BVS"><text:span text:style-name="T20">Pl</text:span></text:span><text:span text:style-name="_5f_BVS"><text:span text:style-name="T21">ace le</text:span></text:span><text:span text:style-name="_5f_BVS"><text:span text:style-name="T22">s</text:span></text:span><text:span text:style-name="_5f_BVS"><text:span text:style-name="T21"> points </text:span></text:span><text:span text:style-name="_5f_BVS"><text:span text:style-name="T22">A(1,5; 2,5; </text:span></text:span><text:span text:style-name="_5f_BVS"><text:span text:style-name="T59">4</text:span></text:span><text:span text:style-name="_5f_BVS"><text:span text:style-name="T22">) et B(0,75; 5; </text:span></text:span><text:span text:style-name="_5f_BVS"><text:span text:style-name="T59">4</text:span></text:span><text:span text:style-name="_5f_BVS"><text:span text:style-name="T22">).</text:span></text:span></text:p>
        </text:list-item>
        <text:list-item>
          <text:p text:style-name="P53"><text:span text:style-name="_5f_BVS"><text:span text:style-name="T20">Q</text:span></text:span><text:span text:style-name="_5f_BVS"><text:span text:style-name="T22">ue remarques-tu ?</text:span></text:span></text:p>
          <text:p text:style-name="P45"><text:span text:style-name="_5f_pointillés_20_gris"><text:tab/></text:span></text:p>
        </text:list-item>
      </text:list>
      <text:p text:style-name="P37"><text:span text:style-name="_5f_pointillés_20_gris"><text:tab/></text:span></text:p>
      <text:list xml:id="list94528518216088" text:continue-numbering="true" text:style-name="liste_5f_abc">
        <text:list-item>
          <text:p text:style-name="P54"><text:span text:style-name="_5f_BVS">Déduis-en les coordonnées des points C et D, milieux respectifs des segments [QT] et [RQ].</text:span></text:p>
          <text:p text:style-name="P45"><text:span text:style-name="_5f_pointillés_20_gris"><text:tab/></text:span></text:p>
        </text:list-item>
      </text:list>
      <text:p text:style-name="P37"><text:span text:style-name="_5f_pointillés_20_gris"><text:tab/></text:span></text:p>
      <text:list xml:id="list94528614180968" text:continue-numbering="true" text:style-name="liste_5f_abc">
        <text:list-header>
          <text:p text:style-name="P44"><text:span text:style-name="_5f_pointillés_20_gris"><text:tab/></text:span></text:p>
        </text:list-header>
        <text:list-item>
          <text:p text:style-name="P56"><text:span text:style-name="_5f_BVS">Vérifie tes résultats précédents en plaçant les points C et D dans le repère.</text:span></text:p>
        </text:list-item>
        <text:list-item>
          <text:p text:style-name="P53"><text:span text:style-name="_5f_BVS">Quelles sont les coordonnées des points N et O ?</text:span></text:p>
          <text:p text:style-name="P44"><text:span text:style-name="_5f_pointillés_20_gris"><text:tab/></text:span></text:p>
        </text:list-item>
        <text:list-item>
          <text:p text:style-name="P54"><text:span text:style-name="_5f_BVS">Déduis-en les coordonnées du point E milieu du segment [NO].</text:span></text:p>
          <text:p text:style-name="P44"><text:span text:style-name="_5f_pointillés_20_gris"><text:tab/></text:span></text:p>
        </text:list-item>
      </text:list>
      <text:p text:style-name="P34"><text:span text:style-name="_5f_pointillés_20_gris"><text:tab/></text:span></text:p>
      <text:list xml:id="list94529119148201" text:continue-numbering="true" text:style-name="liste_5f_abc">
        <text:list-item>
          <text:p text:style-name="P54"><text:span text:style-name="_5f_BVS">Vérifie ton résultat en plaçant le point E.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3" svg:font-family="'Bitstream Vera Sans'" style:font-family-generic="roman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adornments="Oblique" style:font-pitch="variable" style:font-charset="x-symbol"/>
    <style:font-face style:name="OpenSymbol1" svg:font-family="OpenSymbol" style:font-pitch="variable" style:font-charset="x-symbol"/>
    <style:font-face style:name="OpenSymbol2" svg:font-family="OpenSymbol" style:font-adornments="Roman" style:font-family-generic="swiss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1108" draw:display-name="Dashed (var) 1108" draw:style="rect" draw:dots1="1" draw:dots1-length="0.002cm" draw:dots2="1" draw:dots2-length="0.002cm" draw:distance="0.002cm"/>
    <draw:stroke-dash draw:name="Dashed_20__28_var_29__20_1109" draw:display-name="Dashed (var) 1109" draw:style="rect" draw:dots1="1" draw:dots1-length="0.002cm" draw:dots2="1" draw:dots2-length="0.002cm" draw:distance="0.002cm"/>
    <draw:stroke-dash draw:name="Dashed_20__28_var_29__20_1110" draw:display-name="Dashed (var) 1110" draw:style="rect" draw:dots1="1" draw:dots1-length="0.002cm" draw:dots2="1" draw:dots2-length="0.002cm" draw:distance="0.002cm"/>
    <draw:stroke-dash draw:name="Dashed_20__28_var_29__20_1112" draw:display-name="Dashed (var) 1112" draw:style="rect" draw:dots1="1" draw:dots1-length="0.002cm" draw:dots2="1" draw:dots2-length="0.002cm" draw:distance="0.002cm"/>
    <draw:stroke-dash draw:name="Dashed_20__28_var_29__20_1113" draw:display-name="Dashed (var) 1113" draw:style="rect" draw:dots1="1" draw:dots1-length="0.002cm" draw:dots2="1" draw:dots2-length="0.002cm" draw:distance="0.002cm"/>
    <draw:stroke-dash draw:name="Dashed_20__28_var_29__20_1114" draw:display-name="Dashed (var) 1114" draw:style="rect" draw:dots1="1" draw:dots1-length="0.002cm" draw:dots2="1" draw:dots2-length="0.002cm" draw:distance="0.002cm"/>
    <draw:stroke-dash draw:name="Dashed_20__28_var_29__20_1121" draw:display-name="Dashed (var) 1121" draw:style="rect" draw:dots1="1" draw:dots1-length="0.002cm" draw:dots2="1" draw:dots2-length="0.002cm" draw:distance="0.002cm"/>
    <draw:stroke-dash draw:name="Dashed_20__28_var_29__20_1122" draw:display-name="Dashed (var) 1122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3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gris" style:display-name="_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officeooo:paragraph-rsid="002e6cc3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356124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2e6cc3" style:font-size-asian="16pt" style:language-asian="zxx" style:country-asian="none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bb26f2" style:font-size-asian="16pt" style:language-asian="zxx" style:country-asian="none" style:font-style-asian="normal" style:font-size-complex="16pt" style:font-style-complex="normal"/>
    </style:style>
    <style:style style:name="MT8" style:family="text">
      <style:text-properties fo:language="zxx" fo:country="none" officeooo:rsid="002e6cc3" style:language-asian="zxx" style:country-asian="none"/>
    </style:style>
    <style:style style:name="MT9" style:family="text">
      <style:text-properties fo:language="zxx" fo:country="none" officeooo:rsid="003cdcaa" style:language-asian="zxx" style:country-asian="none"/>
    </style:style>
    <style:style style:name="MT10" style:family="text">
      <style:text-properties fo:language="zxx" fo:country="none" officeooo:rsid="00bb26f2" style:language-asian="zxx" style:country-asian="none"/>
    </style:style>
    <style:style style:name="MT11" style:family="text">
      <style:text-properties officeooo:rsid="003db5af"/>
    </style:style>
    <style:style style:name="MT12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impaire_20__28_D_29_" style:display-name="_Fiche éditeur série 5 impaire (D)" style:page-layout-name="Mpm18" draw:style-name="Mdp2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draw:style-name="Mdp2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3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9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2</text:span></text:p></draw:text-box></draw:frame><draw:line text:anchor-type="paragraph" draw:z-index="11" draw:name="Forme3" draw:style-name="Mgr3" draw:text-style-name="MP27" svg:x1="11.328cm" svg:y1="0.36cm" svg:x2="20.497cm" svg:y2="0.36cm"><text:p/></draw:line><text:span text:style-name="MT6">S</text:span><text:span text:style-name="MT7">e repérer</text:span><text:span text:style-name="MT8"> dans l</text:span><text:span text:style-name="MT9">’</text:span><text:span text:style-name="MT10">espace</text:span></text:p>
      </style:header>
      <style:footer>
        <text:p text:style-name="MP29"><draw:frame draw:style-name="Mfr1" draw:name="Cadre1" text:anchor-type="paragraph" svg:y="-0.06cm" draw:z-index="5"><draw:text-box fo:min-height="0.499cm" fo:min-width="1cm"><draw:frame draw:style-name="Mfr2" draw:name="Cadre2" text:anchor-type="frame" svg:x="0.45cm" svg:y="0.079cm" svg:width="0.817cm" draw:z-index="7"><draw:text-box fo:min-height="0.355cm"><text:p text:style-name="MP30"><draw:g text:anchor-type="paragraph" draw:z-index="1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22</text:page-number></text:p></draw:text-box></draw:frame><text:p text:style-name="MP32"><text:span text:style-name="MT11">Repérage</text:span> • <text:span text:style-name="MT12">D5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2-05-25T09:45:27.196000000</dc:date>
    <meta:editing-duration>PT17H8M33S</meta:editing-duration>
    <meta:editing-cycles>153</meta:editing-cycles>
    <meta:generator>LibreOffice/7.2.5.2$Windows_X86_64 LibreOffice_project/499f9727c189e6ef3471021d6132d4c694f357e5</meta:generator>
    <dc:subject>diviser</dc:subject>
    <dc:title>A3_3 série 1 </dc:title>
    <meta:print-date>2017-02-11T08:22:54.008510000</meta:print-date>
    <meta:document-statistic meta:table-count="2" meta:image-count="0" meta:object-count="0" meta:page-count="2" meta:paragraph-count="102" meta:word-count="566" meta:character-count="3155" meta:non-whitespace-character-count="2233"/>
  </office:meta>
</office:document-meta>
</file>